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2.3542in" table:align="left"/>
    </style:style>
    <style:style style:name="Table1.A" style:family="table-column">
      <style:table-column-properties style:column-width="1.6563in"/>
    </style:style>
    <style:style style:name="Table1.B" style:family="table-column">
      <style:table-column-properties style:column-width="0.6979in"/>
    </style:style>
    <style:style style:name="Table1.A1" style:family="table-cell">
      <style:table-cell-properties style:vertical-align="middle" fo:padding="0in" fo:border="none"/>
    </style:style>
    <style:style style:name="Table2" style:family="table">
      <style:table-properties style:width="2.3542in" table:align="left"/>
    </style:style>
    <style:style style:name="Table2.A" style:family="table-column">
      <style:table-column-properties style:column-width="1.6563in"/>
    </style:style>
    <style:style style:name="Table2.B" style:family="table-column">
      <style:table-column-properties style:column-width="0.6979in"/>
    </style:style>
    <style:style style:name="Table2.A1" style:family="table-cell">
      <style:table-cell-properties style:vertical-align="middle" fo:padding="0in" fo:border="none"/>
    </style:style>
    <style:style style:name="Table3" style:family="table">
      <style:table-properties style:width="2.3542in" table:align="left"/>
    </style:style>
    <style:style style:name="Table3.A" style:family="table-column">
      <style:table-column-properties style:column-width="1.6563in"/>
    </style:style>
    <style:style style:name="Table3.B" style:family="table-column">
      <style:table-column-properties style:column-width="0.6979in"/>
    </style:style>
    <style:style style:name="Table3.A1" style:family="table-cell">
      <style:table-cell-properties style:vertical-align="middle" fo:padding="0in" fo:border="none"/>
    </style:style>
    <style:style style:name="Table4" style:family="table">
      <style:table-properties style:width="2.3542in" table:align="left"/>
    </style:style>
    <style:style style:name="Table4.A" style:family="table-column">
      <style:table-column-properties style:column-width="1.6563in"/>
    </style:style>
    <style:style style:name="Table4.B" style:family="table-column">
      <style:table-column-properties style:column-width="0.6979in"/>
    </style:style>
    <style:style style:name="Table4.A1" style:family="table-cell">
      <style:table-cell-properties style:vertical-align="middle" fo:padding="0in" fo:border="none"/>
    </style:style>
    <style:style style:name="Table5" style:family="table">
      <style:table-properties style:width="1.5313in" table:align="left"/>
    </style:style>
    <style:style style:name="Table5.A" style:family="table-column">
      <style:table-column-properties style:column-width="0.8333in"/>
    </style:style>
    <style:style style:name="Table5.B" style:family="table-column">
      <style:table-column-properties style:column-width="0.6979in"/>
    </style:style>
    <style:style style:name="Table5.A1" style:family="table-cell">
      <style:table-cell-properties style:vertical-align="middle" fo:padding="0in" fo:border="none"/>
    </style:style>
    <style:style style:name="Table6" style:family="table">
      <style:table-properties style:width="1.3438in" table:align="left"/>
    </style:style>
    <style:style style:name="Table6.A" style:family="table-column">
      <style:table-column-properties style:column-width="0.6458in"/>
    </style:style>
    <style:style style:name="Table6.B" style:family="table-column">
      <style:table-column-properties style:column-width="0.6979in"/>
    </style:style>
    <style:style style:name="Table6.A1" style:family="table-cell">
      <style:table-cell-properties style:vertical-align="middle" fo:padding="0in" fo:border="none"/>
    </style:style>
    <style:style style:name="Table7" style:family="table">
      <style:table-properties style:width="6.5in" table:align="left"/>
    </style:style>
    <style:style style:name="Table7.A" style:family="table-column">
      <style:table-column-properties style:column-width="1.625in"/>
    </style:style>
    <style:style style:name="Table7.A1" style:family="table-cell">
      <style:table-cell-properties style:vertical-align="middle" fo:padding-left="0.075in" fo:padding-right="0.075in" fo:padding-top="0.0194in" fo:padding-bottom="0.0194in" fo:border="0.5pt solid #000000"/>
    </style:style>
    <style:style style:name="P1" style:family="paragraph" style:parent-style-name="Heading_20_3">
      <style:paragraph-properties fo:margin-left="0in" fo:margin-right="0in" fo:margin-top="0.111in" fo:margin-bottom="0.0555in" style:contextual-spacing="false" fo:text-indent="0in" style:auto-text-indent="false" fo:padding="0in" fo:border="none" fo:keep-with-next="always"/>
      <style:text-properties fo:color="#000000" loext:opacity="100%" style:font-name="Times New Roman" fo:font-size="14pt" fo:font-weight="bold"/>
    </style:style>
    <style:style style:name="P2" style:family="paragraph" style:parent-style-name="Table_20_Contents">
      <style:paragraph-properties fo:margin-left="0in" fo:margin-right="0in" fo:margin-top="0in" fo:margin-bottom="0in" style:contextual-spacing="false" fo:text-indent="0in" style:auto-text-indent="false" fo:padding="0in" fo:border="none"/>
    </style:style>
    <style:style style:name="P3" style:family="paragraph" style:parent-style-name="Table_20_Contents">
      <style:paragraph-properties fo:margin-left="0in" fo:margin-right="0in" fo:margin-top="0in" fo:margin-bottom="0in" style:contextual-spacing="false" fo:text-indent="0in" style:auto-text-indent="false" fo:padding="0in" fo:border="none"/>
      <style:text-properties fo:color="#000000" loext:opacity="100%" style:font-name="Times New Roman" fo:font-size="12pt" fo:font-weight="bold"/>
    </style:style>
    <style:style style:name="P4" style:family="paragraph" style:parent-style-name="Table_20_Contents">
      <style:paragraph-properties fo:margin-left="0in" fo:margin-right="0in" fo:margin-top="0in" fo:margin-bottom="0in" style:contextual-spacing="false" fo:text-align="center" style:justify-single-word="false" fo:text-indent="0in" style:auto-text-indent="false" fo:padding="0in" fo:border="none"/>
      <style:text-properties fo:color="#000000" loext:opacity="100%" style:font-name="Times New Roman" fo:font-size="12pt" fo:font-weight="bold"/>
    </style:style>
    <style:style style:name="P5" style:family="paragraph" style:parent-style-name="Table_20_Contents">
      <style:paragraph-properties fo:margin-left="0in" fo:margin-right="0in" fo:margin-top="0in" fo:margin-bottom="0in" style:contextual-spacing="false" fo:text-indent="0in" style:auto-text-indent="false" fo:padding="0in" fo:border="none"/>
      <style:text-properties fo:color="#000000" loext:opacity="100%" style:font-name="Times New Roman" fo:font-size="12pt"/>
    </style:style>
    <style:style style:name="P6" style:family="paragraph" style:parent-style-name="Table_20_Contents">
      <style:paragraph-properties fo:margin-left="0in" fo:margin-right="0in" fo:margin-top="0in" fo:margin-bottom="0in" style:contextual-spacing="false" fo:text-indent="0in" style:auto-text-indent="false" fo:padding="0in" fo:border="none"/>
      <style:text-properties fo:color="#000000" loext:opacity="100%" style:font-name="Arial" fo:font-size="11pt"/>
    </style:style>
    <style:style style:name="P7" style:family="paragraph" style:parent-style-name="Text_20_body">
      <style:paragraph-properties fo:margin-left="0in" fo:margin-right="0in" fo:margin-top="0in" fo:margin-bottom="0.139in" style:contextual-spacing="false" fo:text-indent="0in" style:auto-text-indent="false" fo:padding="0in" fo:border="none"/>
    </style:style>
    <style:style style:name="P8" style:family="paragraph" style:parent-style-name="Text_20_body">
      <style:paragraph-properties fo:margin-left="0in" fo:margin-right="0in" fo:margin-top="0in" fo:margin-bottom="0.139in" style:contextual-spacing="false" fo:text-indent="0in" style:auto-text-indent="false" fo:padding="0in" fo:border="none"/>
      <style:text-properties fo:color="#000000" loext:opacity="100%" style:font-name="Arial" fo:font-size="11pt" style:text-underline-style="solid" style:text-underline-width="auto" style:text-underline-color="font-color"/>
    </style:style>
    <style:style style:name="P9" style:family="paragraph" style:parent-style-name="Text_20_body">
      <style:paragraph-properties fo:margin-left="0in" fo:margin-right="0in" fo:margin-top="0in" fo:margin-bottom="0.139in" style:contextual-spacing="false" fo:text-align="center" style:justify-single-word="false" fo:text-indent="0in" style:auto-text-indent="false" fo:padding="0in" fo:border="none"/>
      <style:text-properties fo:color="#000000" loext:opacity="100%" style:font-name="Arial" fo:font-size="11pt" style:text-underline-style="solid" style:text-underline-width="auto" style:text-underline-color="font-color"/>
    </style:style>
    <style:style style:name="P10" style:family="paragraph" style:parent-style-name="Text_20_body">
      <style:paragraph-properties fo:margin-left="0in" fo:margin-right="0in" fo:margin-top="0in" fo:margin-bottom="0.139in" style:contextual-spacing="false" fo:text-indent="0in" style:auto-text-indent="false" fo:padding="0in" fo:border="none"/>
      <style:text-properties fo:color="#000000" loext:opacity="100%" style:font-name="Arial" fo:font-size="11pt"/>
    </style:style>
    <style:style style:name="P11" style:family="paragraph" style:parent-style-name="Text_20_body" style:list-style-name="L1">
      <style:paragraph-properties fo:margin-left="0.4925in" fo:margin-right="0in" fo:margin-top="0in" fo:margin-bottom="0.139in" style:contextual-spacing="false" fo:text-indent="-0.25in" style:auto-text-indent="false" fo:padding="0in" fo:border="none"/>
      <style:text-properties fo:color="#000000" loext:opacity="100%" style:font-name="Arial" fo:font-size="11pt"/>
    </style:style>
    <style:style style:name="P12" style:family="paragraph" style:parent-style-name="Text_20_body">
      <style:paragraph-properties fo:margin-left="0in" fo:margin-right="0in" fo:margin-top="0in" fo:margin-bottom="0.139in" style:contextual-spacing="false" fo:text-indent="0in" style:auto-text-indent="false" fo:padding="0in" fo:border="none"/>
      <style:text-properties fo:color="#000000" loext:opacity="100%" style:font-name="Arial" fo:font-size="11pt" fo:font-weight="bold"/>
    </style:style>
    <style:style style:name="P13" style:family="paragraph" style:parent-style-name="Text_20_body" style:list-style-name="L8">
      <style:paragraph-properties fo:margin-left="0.4925in" fo:margin-right="0in" fo:margin-top="0in" fo:margin-bottom="0.139in" style:contextual-spacing="false" fo:text-indent="-0.25in" style:auto-text-indent="false" fo:padding="0in" fo:border="none"/>
      <style:text-properties fo:color="#000000" loext:opacity="100%" style:font-name="Arial" fo:font-size="11pt"/>
    </style:style>
    <style:style style:name="P14" style:family="paragraph" style:parent-style-name="Text_20_body" style:list-style-name="L8">
      <style:paragraph-properties fo:margin-left="1in" fo:margin-right="0in" fo:margin-top="0in" fo:margin-bottom="0.139in" style:contextual-spacing="false" fo:text-indent="-0.25in" style:auto-text-indent="false" fo:padding="0in" fo:border="none"/>
      <style:text-properties fo:color="#000000" loext:opacity="100%" style:font-name="Arial" fo:font-size="11pt"/>
    </style:style>
    <style:style style:name="P15" style:family="paragraph" style:parent-style-name="Text_20_body" style:list-style-name="L9">
      <style:paragraph-properties fo:margin-left="0.4925in" fo:margin-right="0in" fo:margin-top="0in" fo:margin-bottom="0.139in" style:contextual-spacing="false" fo:text-indent="-0.25in" style:auto-text-indent="false" fo:padding="0in" fo:border="none"/>
      <style:text-properties fo:color="#000000" loext:opacity="100%" style:font-name="Arial" fo:font-size="11pt"/>
    </style:style>
    <style:style style:name="P16" style:family="paragraph" style:parent-style-name="Text_20_body" style:list-style-name="L9">
      <style:paragraph-properties fo:margin-left="0.9925in" fo:margin-right="0in" fo:margin-top="0in" fo:margin-bottom="0.139in" style:contextual-spacing="false" fo:text-indent="-0.25in" style:auto-text-indent="false" fo:padding="0in" fo:border="none"/>
      <style:text-properties fo:color="#000000" loext:opacity="100%" style:font-name="Arial" fo:font-size="11pt"/>
    </style:style>
    <style:style style:name="P17" style:family="paragraph" style:parent-style-name="Text_20_body" style:list-style-name="L14">
      <style:paragraph-properties fo:margin-left="0.4925in" fo:margin-right="0in" fo:margin-top="0in" fo:margin-bottom="0.139in" style:contextual-spacing="false" fo:text-indent="-0.25in" style:auto-text-indent="false" fo:padding="0in" fo:border="none"/>
      <style:text-properties fo:color="#000000" loext:opacity="100%" style:font-name="Arial" fo:font-size="11pt"/>
    </style:style>
    <style:style style:name="P18" style:family="paragraph" style:parent-style-name="Text_20_body" style:list-style-name="L14">
      <style:paragraph-properties fo:margin-left="0.9925in" fo:margin-right="0in" fo:margin-top="0in" fo:margin-bottom="0.139in" style:contextual-spacing="false" fo:text-indent="-0.25in" style:auto-text-indent="false" fo:padding="0in" fo:border="none"/>
      <style:text-properties fo:color="#000000" loext:opacity="100%" style:font-name="Arial" fo:font-size="11pt"/>
    </style:style>
    <style:style style:name="P19" style:family="paragraph" style:parent-style-name="Text_20_body">
      <style:paragraph-properties fo:margin-left="0in" fo:margin-right="0in" fo:margin-top="0in" fo:margin-bottom="0.139in" style:contextual-spacing="false" fo:text-indent="0in" style:auto-text-indent="false" fo:padding="0in" fo:border="none"/>
      <style:text-properties fo:color="#000000" loext:opacity="100%" style:font-name="Times New Roman" fo:font-size="12pt"/>
    </style:style>
    <style:style style:name="P20" style:family="paragraph" style:parent-style-name="Text_20_body" style:list-style-name="L10">
      <style:paragraph-properties fo:margin-left="0.4925in" fo:margin-right="0in" fo:margin-top="0in" fo:margin-bottom="0.139in" style:contextual-spacing="false" fo:text-indent="-0.25in" style:auto-text-indent="false" fo:padding="0in" fo:border="none"/>
      <style:text-properties fo:color="#000000" loext:opacity="100%" style:font-name="Times New Roman" fo:font-size="12pt"/>
    </style:style>
    <style:style style:name="P21" style:family="paragraph" style:parent-style-name="Text_20_body" style:list-style-name="L11">
      <style:paragraph-properties fo:margin-left="0.4925in" fo:margin-right="0in" fo:margin-top="0in" fo:margin-bottom="0.139in" style:contextual-spacing="false" fo:text-indent="-0.25in" style:auto-text-indent="false" fo:padding="0in" fo:border="none"/>
      <style:text-properties fo:color="#000000" loext:opacity="100%" style:font-name="Times New Roman" fo:font-size="12pt"/>
    </style:style>
    <style:style style:name="P22" style:family="paragraph" style:parent-style-name="Text_20_body" style:list-style-name="L12">
      <style:paragraph-properties fo:margin-left="0.4925in" fo:margin-right="0in" fo:margin-top="0in" fo:margin-bottom="0.139in" style:contextual-spacing="false" fo:text-indent="-0.25in" style:auto-text-indent="false" fo:padding="0in" fo:border="none"/>
      <style:text-properties fo:color="#000000" loext:opacity="100%" style:font-name="Times New Roman" fo:font-size="12pt"/>
    </style:style>
    <style:style style:name="P23" style:family="paragraph" style:parent-style-name="Text_20_body" style:list-style-name="L13">
      <style:paragraph-properties fo:margin-left="0.4925in" fo:margin-right="0in" fo:margin-top="0in" fo:margin-bottom="0.139in" style:contextual-spacing="false" fo:text-indent="-0.25in" style:auto-text-indent="false" fo:padding="0in" fo:border="none"/>
      <style:text-properties fo:color="#000000" loext:opacity="100%" style:font-name="Times New Roman" fo:font-size="12pt"/>
    </style:style>
    <style:style style:name="P24" style:family="paragraph" style:parent-style-name="Text_20_body" style:list-style-name="L2">
      <style:paragraph-properties fo:margin-left="0.4925in" fo:margin-right="0in" fo:margin-top="0in" fo:margin-bottom="0.139in" style:contextual-spacing="false" fo:text-indent="-0.25in" style:auto-text-indent="false" fo:padding="0in" fo:border="none"/>
    </style:style>
    <style:style style:name="P25" style:family="paragraph" style:parent-style-name="Text_20_body" style:list-style-name="L3">
      <style:paragraph-properties fo:margin-left="0.4925in" fo:margin-right="0in" fo:margin-top="0in" fo:margin-bottom="0.139in" style:contextual-spacing="false" fo:text-indent="-0.25in" style:auto-text-indent="false" fo:padding="0in" fo:border="none"/>
    </style:style>
    <style:style style:name="P26" style:family="paragraph" style:parent-style-name="Text_20_body" style:list-style-name="L4">
      <style:paragraph-properties fo:margin-left="0.4925in" fo:margin-right="0in" fo:margin-top="0in" fo:margin-bottom="0.139in" style:contextual-spacing="false" fo:text-indent="-0.25in" style:auto-text-indent="false" fo:padding="0in" fo:border="none"/>
    </style:style>
    <style:style style:name="P27" style:family="paragraph" style:parent-style-name="Text_20_body" style:list-style-name="L5">
      <style:paragraph-properties fo:margin-left="0.4925in" fo:margin-right="0in" fo:margin-top="0in" fo:margin-bottom="0.139in" style:contextual-spacing="false" fo:text-indent="-0.25in" style:auto-text-indent="false" fo:padding="0in" fo:border="none"/>
    </style:style>
    <style:style style:name="P28" style:family="paragraph" style:parent-style-name="Text_20_body" style:list-style-name="L6">
      <style:paragraph-properties fo:margin-left="0.4925in" fo:margin-right="0in" fo:margin-top="0in" fo:margin-bottom="0.139in" style:contextual-spacing="false" fo:text-indent="-0.25in" style:auto-text-indent="false" fo:padding="0in" fo:border="none"/>
    </style:style>
    <style:style style:name="P29" style:family="paragraph" style:parent-style-name="Text_20_body" style:list-style-name="L7">
      <style:paragraph-properties fo:margin-left="0.4925in" fo:margin-right="0in" fo:margin-top="0in" fo:margin-bottom="0.139in" style:contextual-spacing="false" fo:text-indent="-0.25in" style:auto-text-indent="false" fo:padding="0in" fo:border="none"/>
    </style:style>
    <style:style style:name="P30" style:family="paragraph" style:parent-style-name="Text_20_body" style:list-style-name="L8">
      <style:paragraph-properties fo:margin-left="1in" fo:margin-right="0in" fo:margin-top="0in" fo:margin-bottom="0.139in" style:contextual-spacing="false" fo:text-indent="-0.25in" style:auto-text-indent="false" fo:padding="0in" fo:border="none"/>
    </style:style>
    <style:style style:name="P31" style:family="paragraph" style:parent-style-name="Text_20_body" style:list-style-name="L9">
      <style:paragraph-properties fo:margin-left="0.9925in" fo:margin-right="0in" fo:margin-top="0in" fo:margin-bottom="0.139in" style:contextual-spacing="false" fo:text-indent="-0.25in" style:auto-text-indent="false" fo:padding="0in" fo:border="none"/>
    </style:style>
    <style:style style:name="T1" style:family="text">
      <style:text-properties fo:color="#000000" loext:opacity="100%"/>
    </style:style>
    <style:style style:name="T2" style:family="text">
      <style:text-properties fo:color="#000000" loext:opacity="100%" style:font-name="Arial" fo:font-size="11pt"/>
    </style:style>
    <style:style style:name="T3" style:family="text">
      <style:text-properties fo:color="#000000" loext:opacity="100%" style:font-name="Arial" fo:font-size="11pt" fo:font-weight="bold"/>
    </style:style>
    <style:style style:name="T4" style:family="text">
      <style:text-properties fo:color="#000000" loext:opacity="100%" style:font-name="Times New Roman" fo:font-size="12pt"/>
    </style:style>
    <style:style style:name="T5" style:family="text">
      <style:text-properties fo:color="#000000" loext:opacity="100%" style:font-name="Times New Roman" fo:font-size="12pt"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eschreibung der Fahrrad-Simulation</text:p>
      <text:p text:style-name="P7"> </text:p>
      <text:p text:style-name="P7"><text:span text:style-name="T2">In dieser Fahrrad-Simulation soll zunächst die Produktion von Fahrrädern simuliert werden. Später sollen weitere Module hinzukommen oder ausgebaut werden, beispielsweise Vertrieb und Verkauf. </text:span></text:p>
      <text:p text:style-name="P10">Für die Produktion soll es grundlegend fünf Teile geben, die miteinander in Verbindung stehen, interagieren und sich gegenseitig bedingen. Diese fünf Teile sind:</text:p>
      <text:list text:style-name="L1">
        <text:list-item>
          <text:p text:style-name="P11">Beschaffung</text:p>
        </text:list-item>
        <text:list-item>
          <text:p text:style-name="P11">Produktion</text:p>
        </text:list-item>
        <text:list-item>
          <text:p text:style-name="P11">Lager</text:p>
        </text:list-item>
        <text:list-item>
          <text:p text:style-name="P11">Finanzen</text:p>
        </text:list-item>
        <text:list-item>
          <text:p text:style-name="P11">Absatzmarkt</text:p>
        </text:list-item>
      </text:list>
      <text:p text:style-name="P10">Im Weiteren werden diese 5 Teile nach und nach beschrieben.</text:p>
      <text:p text:style-name="P12">Beschaffung </text:p>
      <text:p text:style-name="P7"><text:span text:style-name="T2">In der Beschaffung geht es darum, die nötigen Materialien zu kaufen, die in der Produktion genutzt werden, um Fahrräder herzustellen. Diese Materialien</text:span><text:span text:style-name="T1"> </text:span><text:span text:style-name="T2">müssen eingekauft und gelagert werden, bevor sie in der Produktion verwendet werden können. </text:span></text:p>
      <text:p text:style-name="P7"><text:span text:style-name="T2">Es gibt 6 verschiedene Lieferanten. Diese Lieferanten haben entweder alle oder einen Teil der 6 Materialien, die für die Produktion der Fahrräder gebraucht werden: Laufradsatz, Rahmen, Lenker, Sattel, Schaltung und Motor. Jedes Material hat bei jedem Lieferanten einen individuellen Preis. </text:span></text:p>
      <text:p text:style-name="P7"> </text:p>
      <text:p text:style-name="P12">Lieferanten</text:p>
      <text:p text:style-name="P19">Hier sind die sechs Händler mit einzigartigen Preisen, Spezialisierungen und Reklamationswahrscheinlichkeiten:</text:p>
      <text:h text:style-name="P1" text:outline-level="3">Velotech Supplies (Allrounder, durchschnittliche Preise)</text:h>
      <text:list text:style-name="L2">
        <text:list-item>
          <text:p text:style-name="P24"><text:span text:style-name="T5">Zahlungsziel:</text:span><text:span text:style-name="T1"> </text:span><text:span text:style-name="T4">30 Tage</text:span></text:p>
        </text:list-item>
        <text:list-item>
          <text:p text:style-name="P24"><text:span text:style-name="T5">Lieferzeit:</text:span><text:span text:style-name="T1"> </text:span><text:span text:style-name="T4">30 Tage</text:span></text:p>
        </text:list-item>
        <text:list-item>
          <text:p text:style-name="P24"><text:span text:style-name="T5">Reklamationswahrscheinlichkeit:</text:span><text:span text:style-name="T1"> </text:span><text:span text:style-name="T4">8 %</text:span></text:p>
        </text:list-item>
        <text:list-item>
          <text:p text:style-name="P24"><text:span text:style-name="T5">Reklamationsanzahl:</text:span><text:span text:style-name="T1"> </text:span><text:span text:style-name="T4">15 %</text:span></text:p>
        </text:list-item>
        <text:list-item>
          <text:p text:style-name="P24"><text:span text:style-name="T5">Sortiment:</text:span><text:span text:style-name="T1"> </text:span><text:span text:style-name="T4">Alles</text:span></text:p>
        </text:list-item>
        <text:list-item>
          <text:p text:style-name="P24"><text:span text:style-name="T3">Qualität</text:span><text:span text:style-name="T2">: Standard</text:span></text:p>
        </text:list-item>
      </text:list>
      <table:table table:name="Table1" table:style-name="Table1">
        <table:table-column table:style-name="Table1.A"/>
        <table:table-column table:style-name="Table1.B"/>
        <table:table-row>
          <table:table-cell table:style-name="Table1.A1" office:value-type="string">
            <text:p text:style-name="P4">Teil</text:p>
          </table:table-cell>
          <table:table-cell table:style-name="Table1.A1" office:value-type="string">
            <text:p text:style-name="P4">Preis (€)</text:p>
          </table:table-cell>
        </table:table-row>
        <table:table-row>
          <table:table-cell table:style-name="Table1.A1" office:value-type="string">
            <text:p text:style-name="P3">Laufradsatz</text:p>
          </table:table-cell>
          <table:table-cell table:style-name="Table1.A1" office:value-type="string">
            <text:p text:style-name="P2"> </text:p>
          </table:table-cell>
        </table:table-row>
        <table:table-row>
          <table:table-cell table:style-name="Table1.A1" office:value-type="string">
            <text:p text:style-name="P5">Alpin</text:p>
          </table:table-cell>
          <table:table-cell table:style-name="Table1.A1" office:value-type="string">
            <text:p text:style-name="P5">170</text:p>
          </table:table-cell>
        </table:table-row>
        <text:soft-page-break/>
        <table:table-row>
          <table:table-cell table:style-name="Table1.A1" office:value-type="string">
            <text:p text:style-name="P5">Ampere</text:p>
          </table:table-cell>
          <table:table-cell table:style-name="Table1.A1" office:value-type="string">
            <text:p text:style-name="P5">200</text:p>
          </table:table-cell>
        </table:table-row>
        <table:table-row>
          <table:table-cell table:style-name="Table1.A1" office:value-type="string">
            <text:p text:style-name="P5">Speed</text:p>
          </table:table-cell>
          <table:table-cell table:style-name="Table1.A1" office:value-type="string">
            <text:p text:style-name="P5">220</text:p>
          </table:table-cell>
        </table:table-row>
        <table:table-row>
          <table:table-cell table:style-name="Table1.A1" office:value-type="string">
            <text:p text:style-name="P5">Standard</text:p>
          </table:table-cell>
          <table:table-cell table:style-name="Table1.A1" office:value-type="string">
            <text:p text:style-name="P5">140</text:p>
          </table:table-cell>
        </table:table-row>
        <table:table-row>
          <table:table-cell table:style-name="Table1.A1" office:value-type="string">
            <text:p text:style-name="P3">Rahmen</text:p>
          </table:table-cell>
          <table:table-cell table:style-name="Table1.A1" office:value-type="string">
            <text:p text:style-name="P2"> </text:p>
          </table:table-cell>
        </table:table-row>
        <table:table-row>
          <table:table-cell table:style-name="Table1.A1" office:value-type="string">
            <text:p text:style-name="P5">Herrenrahmen Basic</text:p>
          </table:table-cell>
          <table:table-cell table:style-name="Table1.A1" office:value-type="string">
            <text:p text:style-name="P5">100</text:p>
          </table:table-cell>
        </table:table-row>
        <table:table-row>
          <table:table-cell table:style-name="Table1.A1" office:value-type="string">
            <text:p text:style-name="P5">Damenrahmen Basic</text:p>
          </table:table-cell>
          <table:table-cell table:style-name="Table1.A1" office:value-type="string">
            <text:p text:style-name="P5">100</text:p>
          </table:table-cell>
        </table:table-row>
        <table:table-row>
          <table:table-cell table:style-name="Table1.A1" office:value-type="string">
            <text:p text:style-name="P5">Mountain Basic</text:p>
          </table:table-cell>
          <table:table-cell table:style-name="Table1.A1" office:value-type="string">
            <text:p text:style-name="P5">155</text:p>
          </table:table-cell>
        </table:table-row>
        <table:table-row>
          <table:table-cell table:style-name="Table1.A1" office:value-type="string">
            <text:p text:style-name="P5">Renn Basic</text:p>
          </table:table-cell>
          <table:table-cell table:style-name="Table1.A1" office:value-type="string">
            <text:p text:style-name="P5">120</text:p>
          </table:table-cell>
        </table:table-row>
        <table:table-row>
          <table:table-cell table:style-name="Table1.A1" office:value-type="string">
            <text:p text:style-name="P3">Lenker</text:p>
          </table:table-cell>
          <table:table-cell table:style-name="Table1.A1" office:value-type="string">
            <text:p text:style-name="P2"> </text:p>
          </table:table-cell>
        </table:table-row>
        <table:table-row>
          <table:table-cell table:style-name="Table1.A1" office:value-type="string">
            <text:p text:style-name="P5">Comfort</text:p>
          </table:table-cell>
          <table:table-cell table:style-name="Table1.A1" office:value-type="string">
            <text:p text:style-name="P5">40</text:p>
          </table:table-cell>
        </table:table-row>
        <table:table-row>
          <table:table-cell table:style-name="Table1.A1" office:value-type="string">
            <text:p text:style-name="P5">Sport</text:p>
          </table:table-cell>
          <table:table-cell table:style-name="Table1.A1" office:value-type="string">
            <text:p text:style-name="P5">60</text:p>
          </table:table-cell>
        </table:table-row>
        <table:table-row>
          <table:table-cell table:style-name="Table1.A1" office:value-type="string">
            <text:p text:style-name="P3">Sattel</text:p>
          </table:table-cell>
          <table:table-cell table:style-name="Table1.A1" office:value-type="string">
            <text:p text:style-name="P2"> </text:p>
          </table:table-cell>
        </table:table-row>
        <table:table-row>
          <table:table-cell table:style-name="Table1.A1" office:value-type="string">
            <text:p text:style-name="P5">Comfort</text:p>
          </table:table-cell>
          <table:table-cell table:style-name="Table1.A1" office:value-type="string">
            <text:p text:style-name="P5">50</text:p>
          </table:table-cell>
        </table:table-row>
        <table:table-row>
          <table:table-cell table:style-name="Table1.A1" office:value-type="string">
            <text:p text:style-name="P5">Sport</text:p>
          </table:table-cell>
          <table:table-cell table:style-name="Table1.A1" office:value-type="string">
            <text:p text:style-name="P5">70</text:p>
          </table:table-cell>
        </table:table-row>
        <table:table-row>
          <table:table-cell table:style-name="Table1.A1" office:value-type="string">
            <text:p text:style-name="P3">Schaltung</text:p>
          </table:table-cell>
          <table:table-cell table:style-name="Table1.A1" office:value-type="string">
            <text:p text:style-name="P2"> </text:p>
          </table:table-cell>
        </table:table-row>
        <table:table-row>
          <table:table-cell table:style-name="Table1.A1" office:value-type="string">
            <text:p text:style-name="P5">Albatross</text:p>
          </table:table-cell>
          <table:table-cell table:style-name="Table1.A1" office:value-type="string">
            <text:p text:style-name="P5">130</text:p>
          </table:table-cell>
        </table:table-row>
        <table:table-row>
          <table:table-cell table:style-name="Table1.A1" office:value-type="string">
            <text:p text:style-name="P5">Gepard</text:p>
          </table:table-cell>
          <table:table-cell table:style-name="Table1.A1" office:value-type="string">
            <text:p text:style-name="P5">180</text:p>
          </table:table-cell>
        </table:table-row>
        <table:table-row>
          <table:table-cell table:style-name="Table1.A1" office:value-type="string">
            <text:p text:style-name="P3">Motor</text:p>
          </table:table-cell>
          <table:table-cell table:style-name="Table1.A1" office:value-type="string">
            <text:p text:style-name="P2"> </text:p>
          </table:table-cell>
        </table:table-row>
        <table:table-row>
          <table:table-cell table:style-name="Table1.A1" office:value-type="string">
            <text:p text:style-name="P5">Standard</text:p>
          </table:table-cell>
          <table:table-cell table:style-name="Table1.A1" office:value-type="string">
            <text:p text:style-name="P5">400</text:p>
          </table:table-cell>
        </table:table-row>
        <table:table-row>
          <table:table-cell table:style-name="Table1.A1" office:value-type="string">
            <text:p text:style-name="P5">Mountain</text:p>
          </table:table-cell>
          <table:table-cell table:style-name="Table1.A1" office:value-type="string">
            <text:p text:style-name="P5">600</text:p>
          </table:table-cell>
        </table:table-row>
      </table:table>
      <text:h text:style-name="P1" text:outline-level="3">BikeParts Premium (Premium-Teile, höhere Preise, niedrigere Reklamationen)</text:h>
      <text:list text:style-name="L3">
        <text:list-item>
          <text:p text:style-name="P25"><text:span text:style-name="T5">Zahlungsziel:</text:span><text:span text:style-name="T1"> </text:span><text:span text:style-name="T4">30 Tage</text:span></text:p>
        </text:list-item>
        <text:list-item>
          <text:p text:style-name="P25"><text:span text:style-name="T5">Lieferzeit:</text:span><text:span text:style-name="T1"> </text:span><text:span text:style-name="T4">30 Tage</text:span></text:p>
        </text:list-item>
        <text:list-item>
          <text:p text:style-name="P25"><text:span text:style-name="T5">Reklamationswahrscheinlichkeit:</text:span><text:span text:style-name="T1"> </text:span><text:span text:style-name="T4">6 %</text:span></text:p>
        </text:list-item>
        <text:list-item>
          <text:p text:style-name="P25"><text:span text:style-name="T5">Reklamationsanzahl:</text:span><text:span text:style-name="T1"> </text:span><text:span text:style-name="T4">12 %</text:span></text:p>
        </text:list-item>
        <text:list-item>
          <text:p text:style-name="P25"><text:span text:style-name="T5">Sortiment:</text:span><text:span text:style-name="T1"> </text:span><text:span text:style-name="T4">Alles, aber teurer</text:span></text:p>
        </text:list-item>
        <text:list-item>
          <text:p text:style-name="P25"><text:span text:style-name="T3">Qualität</text:span><text:span text:style-name="T2">: Premium</text:span></text:p>
        </text:list-item>
      </text:list>
      <table:table table:name="Table2" table:style-name="Table2">
        <table:table-column table:style-name="Table2.A"/>
        <table:table-column table:style-name="Table2.B"/>
        <table:table-row>
          <table:table-cell table:style-name="Table2.A1" office:value-type="string">
            <text:p text:style-name="P4">Teil</text:p>
          </table:table-cell>
          <table:table-cell table:style-name="Table2.A1" office:value-type="string">
            <text:p text:style-name="P4">Preis (€)</text:p>
          </table:table-cell>
        </table:table-row>
        <table:table-row>
          <table:table-cell table:style-name="Table2.A1" office:value-type="string">
            <text:p text:style-name="P3">Laufradsatz</text:p>
          </table:table-cell>
          <table:table-cell table:style-name="Table2.A1" office:value-type="string">
            <text:p text:style-name="P2"> </text:p>
          </table:table-cell>
        </table:table-row>
        <table:table-row>
          <table:table-cell table:style-name="Table2.A1" office:value-type="string">
            <text:p text:style-name="P5">Alpin</text:p>
          </table:table-cell>
          <table:table-cell table:style-name="Table2.A1" office:value-type="string">
            <text:p text:style-name="P5">210</text:p>
          </table:table-cell>
        </table:table-row>
        <table:table-row>
          <table:table-cell table:style-name="Table2.A1" office:value-type="string">
            <text:p text:style-name="P5">Ampere</text:p>
          </table:table-cell>
          <table:table-cell table:style-name="Table2.A1" office:value-type="string">
            <text:p text:style-name="P5">250</text:p>
          </table:table-cell>
        </table:table-row>
        <table:table-row>
          <table:table-cell table:style-name="Table2.A1" office:value-type="string">
            <text:p text:style-name="P5">Speed</text:p>
          </table:table-cell>
          <table:table-cell table:style-name="Table2.A1" office:value-type="string">
            <text:p text:style-name="P5">290</text:p>
          </table:table-cell>
        </table:table-row>
        <table:table-row>
          <table:table-cell table:style-name="Table2.A1" office:value-type="string">
            <text:p text:style-name="P5">Standard</text:p>
          </table:table-cell>
          <table:table-cell table:style-name="Table2.A1" office:value-type="string">
            <text:p text:style-name="P5">180</text:p>
          </table:table-cell>
        </table:table-row>
        <table:table-row>
          <table:table-cell table:style-name="Table2.A1" office:value-type="string">
            <text:p text:style-name="P3">Rahmen</text:p>
          </table:table-cell>
          <table:table-cell table:style-name="Table2.A1" office:value-type="string">
            <text:p text:style-name="P2"> </text:p>
          </table:table-cell>
        </table:table-row>
        <table:table-row>
          <table:table-cell table:style-name="Table2.A1" office:value-type="string">
            <text:p text:style-name="P5">Herrenrahmen Basic</text:p>
          </table:table-cell>
          <table:table-cell table:style-name="Table2.A1" office:value-type="string">
            <text:p text:style-name="P5">125</text:p>
          </table:table-cell>
        </table:table-row>
        <table:table-row>
          <table:table-cell table:style-name="Table2.A1" office:value-type="string">
            <text:p text:style-name="P5">Damenrahmen Basic</text:p>
          </table:table-cell>
          <table:table-cell table:style-name="Table2.A1" office:value-type="string">
            <text:p text:style-name="P5">130</text:p>
          </table:table-cell>
        </table:table-row>
        <table:table-row>
          <table:table-cell table:style-name="Table2.A1" office:value-type="string">
            <text:p text:style-name="P5">Mountain Basic</text:p>
          </table:table-cell>
          <table:table-cell table:style-name="Table2.A1" office:value-type="string">
            <text:p text:style-name="P5">170</text:p>
          </table:table-cell>
        </table:table-row>
        <table:table-row>
          <table:table-cell table:style-name="Table2.A1" office:value-type="string">
            <text:p text:style-name="P5">Renn Basic</text:p>
          </table:table-cell>
          <table:table-cell table:style-name="Table2.A1" office:value-type="string">
            <text:p text:style-name="P5">155</text:p>
          </table:table-cell>
        </table:table-row>
        <table:table-row>
          <table:table-cell table:style-name="Table2.A1" office:value-type="string">
            <text:p text:style-name="P3">Lenker</text:p>
          </table:table-cell>
          <table:table-cell table:style-name="Table2.A1" office:value-type="string">
            <text:p text:style-name="P2"> </text:p>
          </table:table-cell>
        </table:table-row>
        <table:table-row>
          <table:table-cell table:style-name="Table2.A1" office:value-type="string">
            <text:p text:style-name="P5">Comfort</text:p>
          </table:table-cell>
          <table:table-cell table:style-name="Table2.A1" office:value-type="string">
            <text:p text:style-name="P5">50</text:p>
          </table:table-cell>
        </table:table-row>
        <table:table-row>
          <table:table-cell table:style-name="Table2.A1" office:value-type="string">
            <text:p text:style-name="P5">Sport</text:p>
          </table:table-cell>
          <table:table-cell table:style-name="Table2.A1" office:value-type="string">
            <text:p text:style-name="P5">70</text:p>
          </table:table-cell>
        </table:table-row>
        <table:table-row>
          <table:table-cell table:style-name="Table2.A1" office:value-type="string">
            <text:p text:style-name="P3">Sattel</text:p>
          </table:table-cell>
          <table:table-cell table:style-name="Table2.A1" office:value-type="string">
            <text:p text:style-name="P2"> </text:p>
          </table:table-cell>
        </table:table-row>
        <table:table-row>
          <table:table-cell table:style-name="Table2.A1" office:value-type="string">
            <text:p text:style-name="P5">Comfort</text:p>
          </table:table-cell>
          <table:table-cell table:style-name="Table2.A1" office:value-type="string">
            <text:p text:style-name="P5">60</text:p>
          </table:table-cell>
        </table:table-row>
        <table:table-row>
          <table:table-cell table:style-name="Table2.A1" office:value-type="string">
            <text:p text:style-name="P5">Sport</text:p>
          </table:table-cell>
          <table:table-cell table:style-name="Table2.A1" office:value-type="string">
            <text:p text:style-name="P5">80</text:p>
          </table:table-cell>
        </table:table-row>
        <table:table-row>
          <table:table-cell table:style-name="Table2.A1" office:value-type="string">
            <text:p text:style-name="P3">Schaltung</text:p>
          </table:table-cell>
          <table:table-cell table:style-name="Table2.A1" office:value-type="string">
            <text:p text:style-name="P2"> </text:p>
          </table:table-cell>
        </table:table-row>
        <table:table-row>
          <table:table-cell table:style-name="Table2.A1" office:value-type="string">
            <text:p text:style-name="P5">Albatross</text:p>
          </table:table-cell>
          <table:table-cell table:style-name="Table2.A1" office:value-type="string">
            <text:p text:style-name="P5">150</text:p>
          </table:table-cell>
        </table:table-row>
        <text:soft-page-break/>
        <table:table-row>
          <table:table-cell table:style-name="Table2.A1" office:value-type="string">
            <text:p text:style-name="P5">Gepard</text:p>
          </table:table-cell>
          <table:table-cell table:style-name="Table2.A1" office:value-type="string">
            <text:p text:style-name="P5">200</text:p>
          </table:table-cell>
        </table:table-row>
        <table:table-row>
          <table:table-cell table:style-name="Table2.A1" office:value-type="string">
            <text:p text:style-name="P3">Motor</text:p>
          </table:table-cell>
          <table:table-cell table:style-name="Table2.A1" office:value-type="string">
            <text:p text:style-name="P2"> </text:p>
          </table:table-cell>
        </table:table-row>
        <table:table-row>
          <table:table-cell table:style-name="Table2.A1" office:value-type="string">
            <text:p text:style-name="P5">Standard</text:p>
          </table:table-cell>
          <table:table-cell table:style-name="Table2.A1" office:value-type="string">
            <text:p text:style-name="P5">450</text:p>
          </table:table-cell>
        </table:table-row>
        <table:table-row>
          <table:table-cell table:style-name="Table2.A1" office:value-type="string">
            <text:p text:style-name="P5">Mountain</text:p>
          </table:table-cell>
          <table:table-cell table:style-name="Table2.A1" office:value-type="string">
            <text:p text:style-name="P5">650</text:p>
          </table:table-cell>
        </table:table-row>
      </table:table>
      <text:h text:style-name="P1" text:outline-level="3">RadXpert (Spezialist für Rahmen &amp; Laufräder, günstigere Preise)</text:h>
      <text:list text:style-name="L4">
        <text:list-item>
          <text:p text:style-name="P26"><text:span text:style-name="T5">Zahlungsziel:</text:span><text:span text:style-name="T1"> </text:span><text:span text:style-name="T4">30 Tage</text:span></text:p>
        </text:list-item>
        <text:list-item>
          <text:p text:style-name="P26"><text:span text:style-name="T5">Lieferzeit:</text:span><text:span text:style-name="T1"> </text:span><text:span text:style-name="T4">30 Tage</text:span></text:p>
        </text:list-item>
        <text:list-item>
          <text:p text:style-name="P26"><text:span text:style-name="T5">Reklamationswahrscheinlichkeit:</text:span><text:span text:style-name="T1"> </text:span><text:span text:style-name="T4">10 %</text:span></text:p>
        </text:list-item>
        <text:list-item>
          <text:p text:style-name="P26"><text:span text:style-name="T5">Reklamationsanzahl:</text:span><text:span text:style-name="T1"> </text:span><text:span text:style-name="T4">22 %</text:span></text:p>
        </text:list-item>
        <text:list-item>
          <text:p text:style-name="P26"><text:span text:style-name="T5">Sortiment:</text:span><text:span text:style-name="T1"> </text:span><text:span text:style-name="T4">Nur Laufräder &amp; Rahmen</text:span></text:p>
        </text:list-item>
        <text:list-item>
          <text:p text:style-name="P26"><text:span text:style-name="T3">Qualität</text:span><text:span text:style-name="T2">: Standard</text:span></text:p>
        </text:list-item>
      </text:list>
      <table:table table:name="Table3" table:style-name="Table3">
        <table:table-column table:style-name="Table3.A"/>
        <table:table-column table:style-name="Table3.B"/>
        <table:table-row>
          <table:table-cell table:style-name="Table3.A1" office:value-type="string">
            <text:p text:style-name="P4">Teil</text:p>
          </table:table-cell>
          <table:table-cell table:style-name="Table3.A1" office:value-type="string">
            <text:p text:style-name="P4">Preis (€)</text:p>
          </table:table-cell>
        </table:table-row>
        <table:table-row>
          <table:table-cell table:style-name="Table3.A1" office:value-type="string">
            <text:p text:style-name="P3">Laufradsatz</text:p>
          </table:table-cell>
          <table:table-cell table:style-name="Table3.A1" office:value-type="string">
            <text:p text:style-name="P2"> </text:p>
          </table:table-cell>
        </table:table-row>
        <table:table-row>
          <table:table-cell table:style-name="Table3.A1" office:value-type="string">
            <text:p text:style-name="P5">Alpin</text:p>
          </table:table-cell>
          <table:table-cell table:style-name="Table3.A1" office:value-type="string">
            <text:p text:style-name="P5">160</text:p>
          </table:table-cell>
        </table:table-row>
        <table:table-row>
          <table:table-cell table:style-name="Table3.A1" office:value-type="string">
            <text:p text:style-name="P5">Ampere</text:p>
          </table:table-cell>
          <table:table-cell table:style-name="Table3.A1" office:value-type="string">
            <text:p text:style-name="P5">190</text:p>
          </table:table-cell>
        </table:table-row>
        <table:table-row>
          <table:table-cell table:style-name="Table3.A1" office:value-type="string">
            <text:p text:style-name="P5">Speed</text:p>
          </table:table-cell>
          <table:table-cell table:style-name="Table3.A1" office:value-type="string">
            <text:p text:style-name="P5">210</text:p>
          </table:table-cell>
        </table:table-row>
        <table:table-row>
          <table:table-cell table:style-name="Table3.A1" office:value-type="string">
            <text:p text:style-name="P5">Standard</text:p>
          </table:table-cell>
          <table:table-cell table:style-name="Table3.A1" office:value-type="string">
            <text:p text:style-name="P5">130</text:p>
          </table:table-cell>
        </table:table-row>
        <table:table-row>
          <table:table-cell table:style-name="Table3.A1" office:value-type="string">
            <text:p text:style-name="P3">Rahmen</text:p>
          </table:table-cell>
          <table:table-cell table:style-name="Table3.A1" office:value-type="string">
            <text:p text:style-name="P2"> </text:p>
          </table:table-cell>
        </table:table-row>
        <table:table-row>
          <table:table-cell table:style-name="Table3.A1" office:value-type="string">
            <text:p text:style-name="P5">Herrenrahmen Basic</text:p>
          </table:table-cell>
          <table:table-cell table:style-name="Table3.A1" office:value-type="string">
            <text:p text:style-name="P5">90</text:p>
          </table:table-cell>
        </table:table-row>
        <table:table-row>
          <table:table-cell table:style-name="Table3.A1" office:value-type="string">
            <text:p text:style-name="P5">Damenrahmen Basic</text:p>
          </table:table-cell>
          <table:table-cell table:style-name="Table3.A1" office:value-type="string">
            <text:p text:style-name="P5">90</text:p>
          </table:table-cell>
        </table:table-row>
        <table:table-row>
          <table:table-cell table:style-name="Table3.A1" office:value-type="string">
            <text:p text:style-name="P5">Mountain Basic</text:p>
          </table:table-cell>
          <table:table-cell table:style-name="Table3.A1" office:value-type="string">
            <text:p text:style-name="P5">125</text:p>
          </table:table-cell>
        </table:table-row>
        <table:table-row>
          <table:table-cell table:style-name="Table3.A1" office:value-type="string">
            <text:p text:style-name="P5">Renn Basic</text:p>
          </table:table-cell>
          <table:table-cell table:style-name="Table3.A1" office:value-type="string">
            <text:p text:style-name="P5">110</text:p>
          </table:table-cell>
        </table:table-row>
      </table:table>
      <text:h text:style-name="P1" text:outline-level="3">CycloComp Basic (Budget-Anbieter, sehr günstige Preise, hohe Reklamationen)</text:h>
      <text:list text:style-name="L5">
        <text:list-item>
          <text:p text:style-name="P27"><text:span text:style-name="T5">Zahlungsziel:</text:span><text:span text:style-name="T1"> </text:span><text:span text:style-name="T4">30 Tage</text:span></text:p>
        </text:list-item>
        <text:list-item>
          <text:p text:style-name="P27"><text:span text:style-name="T5">Lieferzeit:</text:span><text:span text:style-name="T1"> </text:span><text:span text:style-name="T4">30 Tage</text:span></text:p>
        </text:list-item>
        <text:list-item>
          <text:p text:style-name="P27"><text:span text:style-name="T5">Reklamationswahrscheinlichkeit:</text:span><text:span text:style-name="T1"> </text:span><text:span text:style-name="T4">15 %</text:span></text:p>
        </text:list-item>
        <text:list-item>
          <text:p text:style-name="P27"><text:span text:style-name="T5">Reklamationsanzahl:</text:span><text:span text:style-name="T1"> </text:span><text:span text:style-name="T4">25 %</text:span></text:p>
        </text:list-item>
        <text:list-item>
          <text:p text:style-name="P27"><text:span text:style-name="T5">Sortiment:</text:span><text:span text:style-name="T1"> </text:span><text:span text:style-name="T4">Alles, aber billig</text:span></text:p>
        </text:list-item>
        <text:list-item>
          <text:p text:style-name="P27"><text:span text:style-name="T3">Qualität</text:span><text:span text:style-name="T2">: Basic</text:span></text:p>
        </text:list-item>
      </text:list>
      <table:table table:name="Table4" table:style-name="Table4">
        <table:table-column table:style-name="Table4.A"/>
        <table:table-column table:style-name="Table4.B"/>
        <table:table-row>
          <table:table-cell table:style-name="Table4.A1" office:value-type="string">
            <text:p text:style-name="P4">Teil</text:p>
          </table:table-cell>
          <table:table-cell table:style-name="Table4.A1" office:value-type="string">
            <text:p text:style-name="P4">Preis (€)</text:p>
          </table:table-cell>
        </table:table-row>
        <table:table-row>
          <table:table-cell table:style-name="Table4.A1" office:value-type="string">
            <text:p text:style-name="P3">Laufradsatz</text:p>
          </table:table-cell>
          <table:table-cell table:style-name="Table4.A1" office:value-type="string">
            <text:p text:style-name="P2"> </text:p>
          </table:table-cell>
        </table:table-row>
        <table:table-row>
          <table:table-cell table:style-name="Table4.A1" office:value-type="string">
            <text:p text:style-name="P5">Alpin</text:p>
          </table:table-cell>
          <table:table-cell table:style-name="Table4.A1" office:value-type="string">
            <text:p text:style-name="P5">150</text:p>
          </table:table-cell>
        </table:table-row>
        <table:table-row>
          <table:table-cell table:style-name="Table4.A1" office:value-type="string">
            <text:p text:style-name="P5">Ampere</text:p>
          </table:table-cell>
          <table:table-cell table:style-name="Table4.A1" office:value-type="string">
            <text:p text:style-name="P5">190</text:p>
          </table:table-cell>
        </table:table-row>
        <table:table-row>
          <table:table-cell table:style-name="Table4.A1" office:value-type="string">
            <text:p text:style-name="P5">Speed</text:p>
          </table:table-cell>
          <table:table-cell table:style-name="Table4.A1" office:value-type="string">
            <text:p text:style-name="P5">210</text:p>
          </table:table-cell>
        </table:table-row>
        <table:table-row>
          <table:table-cell table:style-name="Table4.A1" office:value-type="string">
            <text:p text:style-name="P5">Standard</text:p>
          </table:table-cell>
          <table:table-cell table:style-name="Table4.A1" office:value-type="string">
            <text:p text:style-name="P5">120</text:p>
          </table:table-cell>
        </table:table-row>
        <table:table-row>
          <table:table-cell table:style-name="Table4.A1" office:value-type="string">
            <text:p text:style-name="P3">Rahmen</text:p>
          </table:table-cell>
          <table:table-cell table:style-name="Table4.A1" office:value-type="string">
            <text:p text:style-name="P2"> </text:p>
          </table:table-cell>
        </table:table-row>
        <table:table-row>
          <table:table-cell table:style-name="Table4.A1" office:value-type="string">
            <text:p text:style-name="P5">Herrenrahmen Basic</text:p>
          </table:table-cell>
          <table:table-cell table:style-name="Table4.A1" office:value-type="string">
            <text:p text:style-name="P5">90</text:p>
          </table:table-cell>
        </table:table-row>
        <table:table-row>
          <table:table-cell table:style-name="Table4.A1" office:value-type="string">
            <text:p text:style-name="P5">Damenrahmen Basic</text:p>
          </table:table-cell>
          <table:table-cell table:style-name="Table4.A1" office:value-type="string">
            <text:p text:style-name="P5">95</text:p>
          </table:table-cell>
        </table:table-row>
        <table:table-row>
          <table:table-cell table:style-name="Table4.A1" office:value-type="string">
            <text:p text:style-name="P5">Mountain Basic</text:p>
          </table:table-cell>
          <table:table-cell table:style-name="Table4.A1" office:value-type="string">
            <text:p text:style-name="P5">110</text:p>
          </table:table-cell>
        </table:table-row>
        <table:table-row>
          <table:table-cell table:style-name="Table4.A1" office:value-type="string">
            <text:p text:style-name="P5">Renn Basic</text:p>
          </table:table-cell>
          <table:table-cell table:style-name="Table4.A1" office:value-type="string">
            <text:p text:style-name="P5">100</text:p>
          </table:table-cell>
        </table:table-row>
        <text:soft-page-break/>
        <table:table-row>
          <table:table-cell table:style-name="Table4.A1" office:value-type="string">
            <text:p text:style-name="P3">Lenker</text:p>
          </table:table-cell>
          <table:table-cell table:style-name="Table4.A1" office:value-type="string">
            <text:p text:style-name="P2"> </text:p>
          </table:table-cell>
        </table:table-row>
        <table:table-row>
          <table:table-cell table:style-name="Table4.A1" office:value-type="string">
            <text:p text:style-name="P5">Comfort</text:p>
          </table:table-cell>
          <table:table-cell table:style-name="Table4.A1" office:value-type="string">
            <text:p text:style-name="P5">30</text:p>
          </table:table-cell>
        </table:table-row>
        <table:table-row>
          <table:table-cell table:style-name="Table4.A1" office:value-type="string">
            <text:p text:style-name="P5">Sport</text:p>
          </table:table-cell>
          <table:table-cell table:style-name="Table4.A1" office:value-type="string">
            <text:p text:style-name="P5">45</text:p>
          </table:table-cell>
        </table:table-row>
        <table:table-row>
          <table:table-cell table:style-name="Table4.A1" office:value-type="string">
            <text:p text:style-name="P3">Sattel</text:p>
          </table:table-cell>
          <table:table-cell table:style-name="Table4.A1" office:value-type="string">
            <text:p text:style-name="P2"> </text:p>
          </table:table-cell>
        </table:table-row>
        <table:table-row>
          <table:table-cell table:style-name="Table4.A1" office:value-type="string">
            <text:p text:style-name="P5">Comfort</text:p>
          </table:table-cell>
          <table:table-cell table:style-name="Table4.A1" office:value-type="string">
            <text:p text:style-name="P5">40</text:p>
          </table:table-cell>
        </table:table-row>
        <table:table-row>
          <table:table-cell table:style-name="Table4.A1" office:value-type="string">
            <text:p text:style-name="P5">Sport</text:p>
          </table:table-cell>
          <table:table-cell table:style-name="Table4.A1" office:value-type="string">
            <text:p text:style-name="P5">55</text:p>
          </table:table-cell>
        </table:table-row>
        <table:table-row>
          <table:table-cell table:style-name="Table4.A1" office:value-type="string">
            <text:p text:style-name="P3">Schaltung</text:p>
          </table:table-cell>
          <table:table-cell table:style-name="Table4.A1" office:value-type="string">
            <text:p text:style-name="P2"> </text:p>
          </table:table-cell>
        </table:table-row>
        <table:table-row>
          <table:table-cell table:style-name="Table4.A1" office:value-type="string">
            <text:p text:style-name="P5">Albatross</text:p>
          </table:table-cell>
          <table:table-cell table:style-name="Table4.A1" office:value-type="string">
            <text:p text:style-name="P5">110</text:p>
          </table:table-cell>
        </table:table-row>
        <table:table-row>
          <table:table-cell table:style-name="Table4.A1" office:value-type="string">
            <text:p text:style-name="P5">Gepard</text:p>
          </table:table-cell>
          <table:table-cell table:style-name="Table4.A1" office:value-type="string">
            <text:p text:style-name="P5">150</text:p>
          </table:table-cell>
        </table:table-row>
        <table:table-row>
          <table:table-cell table:style-name="Table4.A1" office:value-type="string">
            <text:p text:style-name="P3">Motor</text:p>
          </table:table-cell>
          <table:table-cell table:style-name="Table4.A1" office:value-type="string">
            <text:p text:style-name="P2"> </text:p>
          </table:table-cell>
        </table:table-row>
        <table:table-row>
          <table:table-cell table:style-name="Table4.A1" office:value-type="string">
            <text:p text:style-name="P5">Standard</text:p>
          </table:table-cell>
          <table:table-cell table:style-name="Table4.A1" office:value-type="string">
            <text:p text:style-name="P5">350</text:p>
          </table:table-cell>
        </table:table-row>
        <table:table-row>
          <table:table-cell table:style-name="Table4.A1" office:value-type="string">
            <text:p text:style-name="P5">Mountain</text:p>
          </table:table-cell>
          <table:table-cell table:style-name="Table4.A1" office:value-type="string">
            <text:p text:style-name="P5">500</text:p>
          </table:table-cell>
        </table:table-row>
      </table:table>
      <text:h text:style-name="P1" text:outline-level="3">Pedal Power Parts (Spezialist für Schaltungen &amp; Motoren, mittlere Preise)</text:h>
      <text:list text:style-name="L6">
        <text:list-item>
          <text:p text:style-name="P28"><text:span text:style-name="T5">Zahlungsziel:</text:span><text:span text:style-name="T1"> </text:span><text:span text:style-name="T4">30 Tage</text:span></text:p>
        </text:list-item>
        <text:list-item>
          <text:p text:style-name="P28"><text:span text:style-name="T5">Lieferzeit:</text:span><text:span text:style-name="T1"> </text:span><text:span text:style-name="T4">30 Tage</text:span></text:p>
        </text:list-item>
        <text:list-item>
          <text:p text:style-name="P28"><text:span text:style-name="T5">Reklamationswahrscheinlichkeit:</text:span><text:span text:style-name="T1"> </text:span><text:span text:style-name="T4">9 %</text:span></text:p>
        </text:list-item>
        <text:list-item>
          <text:p text:style-name="P28"><text:span text:style-name="T5">Reklamationsanzahl:</text:span><text:span text:style-name="T1"> </text:span><text:span text:style-name="T4">18 %</text:span></text:p>
        </text:list-item>
        <text:list-item>
          <text:p text:style-name="P28"><text:span text:style-name="T5">Sortiment:</text:span><text:span text:style-name="T1"> </text:span><text:span text:style-name="T4">Nur Schaltungen &amp; Motoren</text:span></text:p>
        </text:list-item>
        <text:list-item>
          <text:p text:style-name="P28"><text:span text:style-name="T3">Qualität</text:span><text:span text:style-name="T2">: Standard</text:span></text:p>
        </text:list-item>
      </text:list>
      <table:table table:name="Table5" table:style-name="Table5">
        <table:table-column table:style-name="Table5.A"/>
        <table:table-column table:style-name="Table5.B"/>
        <table:table-row>
          <table:table-cell table:style-name="Table5.A1" office:value-type="string">
            <text:p text:style-name="P4">Teil</text:p>
          </table:table-cell>
          <table:table-cell table:style-name="Table5.A1" office:value-type="string">
            <text:p text:style-name="P4">Preis (€)</text:p>
          </table:table-cell>
        </table:table-row>
        <table:table-row>
          <table:table-cell table:style-name="Table5.A1" office:value-type="string">
            <text:p text:style-name="P3">Schaltung</text:p>
          </table:table-cell>
          <table:table-cell table:style-name="Table5.A1" office:value-type="string">
            <text:p text:style-name="P2"> </text:p>
          </table:table-cell>
        </table:table-row>
        <table:table-row>
          <table:table-cell table:style-name="Table5.A1" office:value-type="string">
            <text:p text:style-name="P5">Albatross</text:p>
          </table:table-cell>
          <table:table-cell table:style-name="Table5.A1" office:value-type="string">
            <text:p text:style-name="P5">125</text:p>
          </table:table-cell>
        </table:table-row>
        <table:table-row>
          <table:table-cell table:style-name="Table5.A1" office:value-type="string">
            <text:p text:style-name="P5">Gepard</text:p>
          </table:table-cell>
          <table:table-cell table:style-name="Table5.A1" office:value-type="string">
            <text:p text:style-name="P5">175</text:p>
          </table:table-cell>
        </table:table-row>
        <table:table-row>
          <table:table-cell table:style-name="Table5.A1" office:value-type="string">
            <text:p text:style-name="P3">Motor</text:p>
          </table:table-cell>
          <table:table-cell table:style-name="Table5.A1" office:value-type="string">
            <text:p text:style-name="P2"> </text:p>
          </table:table-cell>
        </table:table-row>
        <table:table-row>
          <table:table-cell table:style-name="Table5.A1" office:value-type="string">
            <text:p text:style-name="P5">Standard</text:p>
          </table:table-cell>
          <table:table-cell table:style-name="Table5.A1" office:value-type="string">
            <text:p text:style-name="P5">390</text:p>
          </table:table-cell>
        </table:table-row>
        <table:table-row>
          <table:table-cell table:style-name="Table5.A1" office:value-type="string">
            <text:p text:style-name="P5">Mountain</text:p>
          </table:table-cell>
          <table:table-cell table:style-name="Table5.A1" office:value-type="string">
            <text:p text:style-name="P5">580</text:p>
          </table:table-cell>
        </table:table-row>
      </table:table>
      <text:h text:style-name="P1" text:outline-level="3">GearShift Wholesale (Spezialist für Lenker &amp; Sättel, mittlere Preise)</text:h>
      <text:list text:style-name="L7">
        <text:list-item>
          <text:p text:style-name="P29"><text:span text:style-name="T5">Zahlungsziel:</text:span><text:span text:style-name="T1"> </text:span><text:span text:style-name="T4">30 Tage</text:span></text:p>
        </text:list-item>
        <text:list-item>
          <text:p text:style-name="P29"><text:span text:style-name="T5">Lieferzeit:</text:span><text:span text:style-name="T1"> </text:span><text:span text:style-name="T4">30 Tage</text:span></text:p>
        </text:list-item>
        <text:list-item>
          <text:p text:style-name="P29"><text:span text:style-name="T5">Reklamationswahrscheinlichkeit:</text:span><text:span text:style-name="T1"> </text:span><text:span text:style-name="T4">12 %</text:span></text:p>
        </text:list-item>
        <text:list-item>
          <text:p text:style-name="P29"><text:span text:style-name="T5">Reklamationsanzahl:</text:span><text:span text:style-name="T1"> </text:span><text:span text:style-name="T4">22 %</text:span></text:p>
        </text:list-item>
        <text:list-item>
          <text:p text:style-name="P29"><text:span text:style-name="T5">Sortiment:</text:span><text:span text:style-name="T1"> </text:span><text:span text:style-name="T4">Nur Lenker &amp; Sättel</text:span></text:p>
        </text:list-item>
        <text:list-item>
          <text:p text:style-name="P29"><text:span text:style-name="T3">Qualität</text:span><text:span text:style-name="T2">: Standard</text:span></text:p>
        </text:list-item>
      </text:list>
      <table:table table:name="Table6" table:style-name="Table6">
        <table:table-column table:style-name="Table6.A"/>
        <table:table-column table:style-name="Table6.B"/>
        <table:table-row>
          <table:table-cell table:style-name="Table6.A1" office:value-type="string">
            <text:p text:style-name="P4">Teil</text:p>
          </table:table-cell>
          <table:table-cell table:style-name="Table6.A1" office:value-type="string">
            <text:p text:style-name="P4">Preis (€)</text:p>
          </table:table-cell>
        </table:table-row>
        <table:table-row>
          <table:table-cell table:style-name="Table6.A1" office:value-type="string">
            <text:p text:style-name="P3">Lenker</text:p>
          </table:table-cell>
          <table:table-cell table:style-name="Table6.A1" office:value-type="string">
            <text:p text:style-name="P2"> </text:p>
          </table:table-cell>
        </table:table-row>
        <table:table-row>
          <table:table-cell table:style-name="Table6.A1" office:value-type="string">
            <text:p text:style-name="P5">Comfort</text:p>
          </table:table-cell>
          <table:table-cell table:style-name="Table6.A1" office:value-type="string">
            <text:p text:style-name="P5">35</text:p>
          </table:table-cell>
        </table:table-row>
        <table:table-row>
          <table:table-cell table:style-name="Table6.A1" office:value-type="string">
            <text:p text:style-name="P5">Sport</text:p>
          </table:table-cell>
          <table:table-cell table:style-name="Table6.A1" office:value-type="string">
            <text:p text:style-name="P5">55</text:p>
          </table:table-cell>
        </table:table-row>
        <table:table-row>
          <table:table-cell table:style-name="Table6.A1" office:value-type="string">
            <text:p text:style-name="P3">Sattel</text:p>
          </table:table-cell>
          <table:table-cell table:style-name="Table6.A1" office:value-type="string">
            <text:p text:style-name="P2"> </text:p>
          </table:table-cell>
        </table:table-row>
        <table:table-row>
          <table:table-cell table:style-name="Table6.A1" office:value-type="string">
            <text:p text:style-name="P5">Comfort</text:p>
          </table:table-cell>
          <table:table-cell table:style-name="Table6.A1" office:value-type="string">
            <text:p text:style-name="P5">45</text:p>
          </table:table-cell>
        </table:table-row>
        <table:table-row>
          <table:table-cell table:style-name="Table6.A1" office:value-type="string">
            <text:p text:style-name="P5">Sport</text:p>
          </table:table-cell>
          <table:table-cell table:style-name="Table6.A1" office:value-type="string">
            <text:p text:style-name="P5">65</text:p>
          </table:table-cell>
        </table:table-row>
      </table:table>
      <text:p text:style-name="P7"><text:soft-page-break/> </text:p>
      <text:p text:style-name="P7"> </text:p>
      <text:p text:style-name="P8">Reklamationswahrscheinlichkeit und Reklamationsanzahl</text:p>
      <text:p text:style-name="P7"><text:span text:style-name="T2">Jeder Großhändler hat pro Monat zwei Zufallsparameter. Der erste, nennen wir ihn „Reklamationswahrscheinlichkeit“, gibt an, wie wahrscheinlich es ist, dass überhaupt fehlerhafte Komponenten geliefert werden. Wenn diese Reklamationswahrscheinlichkeit eintritt, wird der zweite Zufallsparameter relevant, nennen wir ihn „Reklamationsanzahl“. Dieser Zufallsparameter definiert, wie viele Komponenten in einer Lieferung eines Lieferanten defekt sind. </text:span></text:p>
      <text:p text:style-name="P10">Wenn dies eintritt, wird nur das Geld für die korrekt gelieferten, nicht-defekten Komponenten vom Konto abgezogen, doch der Spieler bekommt auch nur die korrekten, nicht-defekten Komponenten geliefert. </text:p>
      <text:p text:style-name="P7"> </text:p>
      <text:p text:style-name="P7"><text:span text:style-name="T2">Jedes Fahrrad, das produziert wird, benötigt mindestens und maximal einen Artikel von jedem Typ, ausgenommen Motor und Akku. Einige Komponenten benötigen andere, um zu funktionieren und in einem Fahrrad gemeinsam verbaut werden zu können. Gleichzeitig können verschiedene Komponenten nicht mit bestimmten anderen zusammen verbaut werden. </text:span></text:p>
      <text:p text:style-name="P7"><text:span text:style-name="T2">Soll ein Motor und Akku eingebaut werden, so braucht es den Ampere Laufradsatz. Ein Mountain Rahmen kann nur mit einem Alpin oder einem Speed Laufradsatz verbaut werden. Damen- und Herrenfahrräder können nur mit einer Albatross-Schaltung betrieben werden, während Mountainbikes und Rennräder eine Gepard-Schaltung benötigen, so wie einen Sport Sattel und einen Sport Lenker. </text:span></text:p>
      <text:p text:style-name="P10"><text:line-break/> </text:p>
      <text:p text:style-name="P12">Produktion</text:p>
      <text:p text:style-name="P7"><text:span text:style-name="T2">Die Produktion hat grundlegend zwei Teile. Teil 1 ist die Produktion von Fahrrädern, die aus den Materialien der Beschaffung zusammengebaut werden. Teil 2 ist die Existenz von Mitarbeitern, die benötigt werden, um Fahrräder herzustellen. </text:span></text:p>
      <text:p text:style-name="P7"><text:span text:style-name="T2">Es können sechs verschiedene Fahrräder mit verschiedenen Artikeln produziert werden. Wenn ein Artikel nicht verwendet wird, wird er mit NULL betitelt. </text:span></text:p>
      <text:p text:style-name="P7"><text:span text:style-name="T2">Außerdem werden Facharbeiter und Hilfsarbeiter benötigt, um die Fahrräder herzustellen. Jedes Fahrrad hat einen Wert für Facharbeiter und Hilfsarbeiter. Dieser Wert richtet sich daran aus, wie viele</text:span><text:span text:style-name="T1"> </text:span><text:span text:style-name="T2">Stunden die Hilfsarbeiter für das Zusammensetzen und die Facharbeiter für das Überprüfen eines Fahrrads dieser Art brauchen. Der Wert wird mit Kommastelle beziehungsweise als Float-Wert angezeigt. So bedeutet der Wert 1 eine Stunde, der Wert 0.5 eine halbe Stunde und der Wert 1.5 eineinhalb Stunden.</text:span></text:p>
      <text:list text:style-name="L8">
        <text:list-item>
          <text:p text:style-name="P13">Rennrad</text:p>
        </text:list-item>
        <text:list-item>
          <text:p text:style-name="P30"><text:span text:style-name="T2">Laufradsatz = Speed</text:span></text:p>
        </text:list-item>
        <text:list-item>
          <text:p text:style-name="P14">Lenker = Sport</text:p>
        </text:list-item>
        <text:list-item>
          <text:p text:style-name="P14"><text:soft-page-break/>Rahmen = Renn</text:p>
        </text:list-item>
        <text:list-item>
          <text:p text:style-name="P30"><text:span text:style-name="T2">Sattel = Sport</text:span></text:p>
        </text:list-item>
        <text:list-item>
          <text:p text:style-name="P14">Schaltung = Gepard</text:p>
        </text:list-item>
        <text:list-item>
          <text:p text:style-name="P14">Motor und Akku = NULL</text:p>
        </text:list-item>
        <text:list-item>
          <text:p text:style-name="P14">Facharbeiter = 0.4</text:p>
        </text:list-item>
        <text:list-item>
          <text:p text:style-name="P14">Hilfsarbeiter = 1.2</text:p>
        </text:list-item>
        <text:list-item>
          <text:p text:style-name="P13">Herrenrad</text:p>
        </text:list-item>
        <text:list-item>
          <text:p text:style-name="P30"><text:span text:style-name="T2">Laufradsatz = Standard</text:span></text:p>
        </text:list-item>
        <text:list-item>
          <text:p text:style-name="P30"><text:span text:style-name="T2">Lenker = Comfort</text:span></text:p>
        </text:list-item>
        <text:list-item>
          <text:p text:style-name="P30"><text:span text:style-name="T2">Rahmen = Herren</text:span></text:p>
        </text:list-item>
        <text:list-item>
          <text:p text:style-name="P14">Sattel = Comfort</text:p>
        </text:list-item>
        <text:list-item>
          <text:p text:style-name="P30"><text:span text:style-name="T2">Schaltung = Albatross</text:span></text:p>
        </text:list-item>
        <text:list-item>
          <text:p text:style-name="P30"><text:span text:style-name="T2">Motor und Akku = NULL</text:span></text:p>
        </text:list-item>
        <text:list-item>
          <text:p text:style-name="P30"><text:span text:style-name="T2">Facharbeiter = 0.3</text:span></text:p>
        </text:list-item>
        <text:list-item>
          <text:p text:style-name="P14">Hilfsarbeiter = 1.7</text:p>
        </text:list-item>
        <text:list-item>
          <text:p text:style-name="P13">Damenrad</text:p>
        </text:list-item>
        <text:list-item>
          <text:p text:style-name="P30"><text:span text:style-name="T2">Laufradsatz = Standard</text:span></text:p>
        </text:list-item>
        <text:list-item>
          <text:p text:style-name="P30"><text:span text:style-name="T2">Lenker = Comfort</text:span></text:p>
        </text:list-item>
        <text:list-item>
          <text:p text:style-name="P30"><text:span text:style-name="T2">Rahmen = Damen</text:span></text:p>
        </text:list-item>
        <text:list-item>
          <text:p text:style-name="P30"><text:span text:style-name="T2">Sattel = Comfort</text:span></text:p>
        </text:list-item>
        <text:list-item>
          <text:p text:style-name="P30"><text:span text:style-name="T2">Schaltung = Albatross</text:span></text:p>
        </text:list-item>
        <text:list-item>
          <text:p text:style-name="P30"><text:span text:style-name="T2">Motor und Akku = NULL</text:span></text:p>
        </text:list-item>
        <text:list-item>
          <text:p text:style-name="P14">Facharbeiter = 0.3</text:p>
        </text:list-item>
        <text:list-item>
          <text:p text:style-name="P14">Hilfsarbeiter = 1.7</text:p>
        </text:list-item>
        <text:list-item>
          <text:p text:style-name="P13">Mountainbike</text:p>
        </text:list-item>
        <text:list-item>
          <text:p text:style-name="P30"><text:span text:style-name="T2">Laufradsatz = Alpin</text:span></text:p>
        </text:list-item>
        <text:list-item>
          <text:p text:style-name="P14">Lenker = Sport</text:p>
        </text:list-item>
        <text:list-item>
          <text:p text:style-name="P14">Rahmen = Mountain</text:p>
        </text:list-item>
        <text:list-item>
          <text:p text:style-name="P14">Sattel = Sport</text:p>
        </text:list-item>
        <text:list-item>
          <text:p text:style-name="P14">Schaltung = Gepard</text:p>
        </text:list-item>
        <text:list-item>
          <text:p text:style-name="P30"><text:soft-page-break/><text:span text:style-name="T2">Motor und Akku = NULL</text:span></text:p>
        </text:list-item>
        <text:list-item>
          <text:p text:style-name="P30"><text:span text:style-name="T2">Facharbeiter = 0.6</text:span></text:p>
        </text:list-item>
        <text:list-item>
          <text:p text:style-name="P14">Hilfsarbeiter = 1.2</text:p>
        </text:list-item>
        <text:list-item>
          <text:p text:style-name="P13">E-Mountainbike</text:p>
        </text:list-item>
        <text:list-item>
          <text:p text:style-name="P30"><text:span text:style-name="T2">Laufradsatz = Alpin</text:span></text:p>
        </text:list-item>
        <text:list-item>
          <text:p text:style-name="P14">Lenker = Sport</text:p>
        </text:list-item>
        <text:list-item>
          <text:p text:style-name="P14">Rahmen = Mountain</text:p>
        </text:list-item>
        <text:list-item>
          <text:p text:style-name="P14">Sattel = Sport</text:p>
        </text:list-item>
        <text:list-item>
          <text:p text:style-name="P14">Schaltung = Gepard</text:p>
        </text:list-item>
        <text:list-item>
          <text:p text:style-name="P30"><text:span text:style-name="T2">Motor und Akku = Standard</text:span></text:p>
        </text:list-item>
        <text:list-item>
          <text:p text:style-name="P14">Facharbeiter = 0.9</text:p>
        </text:list-item>
        <text:list-item>
          <text:p text:style-name="P14">Hilfsarbeiter = 1.4</text:p>
        </text:list-item>
        <text:list-item>
          <text:p text:style-name="P13">E-Bike</text:p>
        </text:list-item>
        <text:list-item>
          <text:p text:style-name="P14">Laufradsatz = Ampere</text:p>
        </text:list-item>
        <text:list-item>
          <text:p text:style-name="P14">Lenker = Comfort</text:p>
        </text:list-item>
        <text:list-item>
          <text:p text:style-name="P14">Rahmen = Herren</text:p>
        </text:list-item>
        <text:list-item>
          <text:p text:style-name="P14">Sattel = Comfort</text:p>
        </text:list-item>
        <text:list-item>
          <text:p text:style-name="P14">Schaltung = Albatross</text:p>
        </text:list-item>
        <text:list-item>
          <text:p text:style-name="P30"><text:span text:style-name="T2">Motor und Akku = Standard</text:span></text:p>
        </text:list-item>
        <text:list-item>
          <text:p text:style-name="P14">Facharbeiter = 0.7</text:p>
        </text:list-item>
        <text:list-item>
          <text:p text:style-name="P14">Hilfsarbeiter = 1.3</text:p>
        </text:list-item>
      </text:list>
      <text:p text:style-name="P7"> </text:p>
      <text:p text:style-name="P7"><text:span text:style-name="T2">Jedes Fahrrad wird nur jeweils von einem Hilfsarbeiter produziert und von einem Facharbeiter überprüft. Wir nehmen 8 Stunden Arbeit pro Tag als Richtwert, damit wären es 40 Stunden pro Woche, pro Arbeiter. Nehmen wir 10 Stunden pro Woche, für Meetings, Fortbildung und ähnliches weg, so würde dies bedeuten, ein Arbeiter hat pro Monat 150 Stunden zur Verfügung in der er Fahrräder produzieren kann. Wenn wir das E-Mountainbike als Beispiel nehmen und es einen Facharbeiter gibt, der nur das E-Mountainbike produziert, so kann dieser 150 E-Mountainbikes in einem Monat produzieren. </text:span></text:p>
      <text:p text:style-name="P7"><text:span text:style-name="T2">Die Spielerinnen und Spieler müssen somit ein Equilibrium bei ihren Arbeitskräften erreichen, so dass sie genügend Hilfs- und Facharbeiter besitzen um die gewollte Menge an Fahrrädern herzustellen und nicht so viele, dass entweder Hilfs- oder Fachkräfte weniger als die 150 Stunden im Monat arbeiten können, weil nicht genügend Fahrräder für ihr Zeitkontingent hergestellt werden sollen.</text:span></text:p>
      <text:p text:style-name="P7"><text:soft-page-break/> </text:p>
      <text:p text:style-name="P12">Lager</text:p>
      <text:p text:style-name="P7"><text:span text:style-name="T2">Das Lager ist der Platz, an dem sowohl Rohstoffe als auch fertig produzierte Fahrräder gelagert werden müssen. Wir nehmen zunächst an, dass in der Simulation zwei Lager zur Verfügung stehen, Lager Deutschland und Lager Frankreich. Lager Deutschland umfasst 1000 Meter Lagerfläche, Lager Frankreich umfasst 500 Meter Lagerfläche.</text:span></text:p>
      <text:p text:style-name="P7"><text:span text:style-name="T2">Die Rohstoffe und Produkte nehmen immer die gleiche Menge an Lagerplatz ein. Der Lagerplatz wird in Metern gemessen und jeder Rohstoff und jedes Produkt bekommt einen „Lagerplatz_pro_Einheit“-Wert. Wenn ein Rohstoff beispielsweise den „Lagerplatz_pro_Einheit“-Wert 1 hat, so braucht er einen Meter Lagerplatz. </text:span></text:p>
      <text:p text:style-name="P10">Nun folgend sind die verschiedenen Teile der Fahrräder oder bereits zusammengebaute Fahrräder und ihr jeweiliger Lagerplatz_pro_Einheit:</text:p>
      <text:list text:style-name="L9">
        <text:list-item>
          <text:p text:style-name="P15">Zusammengebaute Fahrräder:</text:p>
        </text:list-item>
        <text:list-item>
          <text:p text:style-name="P31"><text:span text:style-name="T2">Damenrad</text:span><text:span text:style-name="T1"> </text:span><text:span text:style-name="T2">- 0.5</text:span></text:p>
        </text:list-item>
        <text:list-item>
          <text:p text:style-name="P31"><text:span text:style-name="T2">E-Bike</text:span><text:span text:style-name="T1"> </text:span><text:span text:style-name="T2">- 0.6</text:span></text:p>
        </text:list-item>
        <text:list-item>
          <text:p text:style-name="P16">E-Mountainbike - 0.6</text:p>
        </text:list-item>
        <text:list-item>
          <text:p text:style-name="P16">Herrenrad - 0.5</text:p>
        </text:list-item>
        <text:list-item>
          <text:p text:style-name="P16">Mountainbike - 0.6</text:p>
        </text:list-item>
        <text:list-item>
          <text:p text:style-name="P16">Rennrad - 0.5</text:p>
        </text:list-item>
        <text:list-item>
          <text:p text:style-name="P15">Fahrradteile:</text:p>
        </text:list-item>
        <text:list-item>
          <text:p text:style-name="P16">Laufradsatz - 0.1</text:p>
        </text:list-item>
        <text:list-item>
          <text:p text:style-name="P16">Lenker - 0.005</text:p>
        </text:list-item>
        <text:list-item>
          <text:p text:style-name="P16">Motor und Akku - 0.05</text:p>
        </text:list-item>
        <text:list-item>
          <text:p text:style-name="P16">Rahmen - 0.2</text:p>
        </text:list-item>
        <text:list-item>
          <text:p text:style-name="P16">Sattel - 0.001</text:p>
        </text:list-item>
        <text:list-item>
          <text:p text:style-name="P16">Schaltung - 0.001</text:p>
        </text:list-item>
      </text:list>
      <text:p text:style-name="P7"><text:span text:style-name="T2">Jedes Fahrrad und jedes Material, das man besitzt, muss in einem der zwei Lager untergebracht sein. Beides kann innerhalb eines Monats von einem ins andere Lager überführt werden. Dies erhöht die Verwaltungskosten für den Monat um 1000€. Außerdem muss man eine Miete für beide Lager zahlen, die sich nach einer gewissen Zeit verändern kann. Anfangs liegt diese Miete bei 4000€ für das Lager Deutschland und bei 2200€ für das Lager Frankreich. </text:span></text:p>
      <text:p text:style-name="P7"><text:span text:style-name="T2">Fahrräder können für geringe Mehrkosten von 50€ pro Monat vom Lager Deutschland zum Absatzmarkt Münster und vom Lager Frankreich zum Absatzmarkt Toulouse gebracht werden. Fahrräder können auch für höhere Mehrkosten von 100€ vom Lager Deutschland zum Absatzmarkt Toulouse oder vom Lager Frankreich zum Absatzmarkt Münster gebracht werden. </text:span></text:p>
      <text:p text:style-name="P7"><text:soft-page-break/> </text:p>
      <text:p text:style-name="P12">Finanzen</text:p>
      <text:p text:style-name="P10">Die Finanzen bilden den geldlichen Rahmen der Simulation ab. Hier haben wir grundlegend 3 Arten von Finanzen: Guthaben, Einnahmen und Ausgaben. </text:p>
      <text:p text:style-name="P7"><text:span text:style-name="T2">Guthaben ist das Geld, was man ausgeben kann, um Rohstoffe zu kaufen, Arbeiter einzustellen und monatlichen Lohn, seine Lagermiete und Verwaltungs- sowie Kreditkosten zu zahlen. Das Guthaben vor Beginn des Spiels beträgt 80.000€. Alle Einnahmen werden dem Guthaben zugeschrieben, alle Ausgaben werden vom Guthaben subtrahiert. Ausgaben sind all die eben aufgeführten Dinge, die dazu führen, dass das Guthaben weniger wird. Einnahmen sind all die Dinge, die dazu führen, dass das Guthaben anwächst. Zu den Einnahmen zählen zunächst nur der Verkauf von Fahrrädern und die Überweisung von Krediten der Bank, die man nutzen kann aber nicht muss. </text:span></text:p>
      <text:p text:style-name="P7"><text:span text:style-name="T2">Es gibt zwei Abrechnungszeitpunkte: Nach der Beschaffungsperiode und nach der Absatzperiode. Jeder Monat ist eine Beschaffungsperiode. In diesem Zeitraum können Rohstoffe gekauft, Arbeiter bezahlt und Kreditüberweisungen angenommen werden. </text:span></text:p>
      <text:p text:style-name="P10">Alle drei Monate endet eine Absatzperiode. Nach drei Monaten muss man die Miete des Lagers, die Verwaltungs- sowie die Kreditkosten zahlen. Außerdem bekommt man nur nach jeder Absatzperiode die Einnahmen für den Verkauf der Fahrräder. </text:p>
      <text:p text:style-name="P10">Jeder Rohstoff kann einfach gekauft werden. Es wird davon ausgegangen, dass Facharbeiter teurer sind als Hilfsarbeiter. </text:p>
      <text:p text:style-name="P7"> </text:p>
      <text:p text:style-name="P10">Die Preise für die fertigen Fahrräder sehen wie folgt aus:<text:line-break/> <text:line-break/> </text:p>
      <table:table table:name="Table7" table:style-name="Table7">
        <table:table-column table:style-name="Table7.A" table:number-columns-repeated="4"/>
        <table:table-row>
          <table:table-cell table:style-name="Table7.A1" office:value-type="string">
            <text:p text:style-name="P6">Fahrradtyp</text:p>
          </table:table-cell>
          <table:table-cell table:style-name="Table7.A1" office:value-type="string">
            <text:p text:style-name="P6">Günstige Variante</text:p>
          </table:table-cell>
          <table:table-cell table:style-name="Table7.A1" office:value-type="string">
            <text:p text:style-name="P6">Standard Variante</text:p>
          </table:table-cell>
          <table:table-cell table:style-name="Table7.A1" office:value-type="string">
            <text:p text:style-name="P6">Premium Variante</text:p>
          </table:table-cell>
        </table:table-row>
        <table:table-row>
          <table:table-cell table:style-name="Table7.A1" office:value-type="string">
            <text:p text:style-name="P6">Herrenrad</text:p>
          </table:table-cell>
          <table:table-cell table:style-name="Table7.A1" office:value-type="string">
            <text:p text:style-name="P6">620€</text:p>
          </table:table-cell>
          <table:table-cell table:style-name="Table7.A1" office:value-type="string">
            <text:p text:style-name="P6">820€</text:p>
          </table:table-cell>
          <table:table-cell table:style-name="Table7.A1" office:value-type="string">
            <text:p text:style-name="P6">1020€</text:p>
          </table:table-cell>
        </table:table-row>
        <table:table-row>
          <table:table-cell table:style-name="Table7.A1" office:value-type="string">
            <text:p text:style-name="P6">Damenrad</text:p>
          </table:table-cell>
          <table:table-cell table:style-name="Table7.A1" office:value-type="string">
            <text:p text:style-name="P6">620€</text:p>
          </table:table-cell>
          <table:table-cell table:style-name="Table7.A1" office:value-type="string">
            <text:p text:style-name="P6">820€</text:p>
          </table:table-cell>
          <table:table-cell table:style-name="Table7.A1" office:value-type="string">
            <text:p text:style-name="P6">1020€</text:p>
          </table:table-cell>
        </table:table-row>
        <table:table-row>
          <table:table-cell table:style-name="Table7.A1" office:value-type="string">
            <text:p text:style-name="P6">Rennrad</text:p>
          </table:table-cell>
          <table:table-cell table:style-name="Table7.A1" office:value-type="string">
            <text:p text:style-name="P6">890€</text:p>
          </table:table-cell>
          <table:table-cell table:style-name="Table7.A1" office:value-type="string">
            <text:p text:style-name="P6">1150€</text:p>
          </table:table-cell>
          <table:table-cell table:style-name="Table7.A1" office:value-type="string">
            <text:p text:style-name="P6">1500€</text:p>
          </table:table-cell>
        </table:table-row>
        <table:table-row>
          <table:table-cell table:style-name="Table7.A1" office:value-type="string">
            <text:p text:style-name="P6">Mountainbike</text:p>
          </table:table-cell>
          <table:table-cell table:style-name="Table7.A1" office:value-type="string">
            <text:p text:style-name="P6">820€</text:p>
          </table:table-cell>
          <table:table-cell table:style-name="Table7.A1" office:value-type="string">
            <text:p text:style-name="P6">1100€</text:p>
          </table:table-cell>
          <table:table-cell table:style-name="Table7.A1" office:value-type="string">
            <text:p text:style-name="P6">1400€</text:p>
          </table:table-cell>
        </table:table-row>
        <table:table-row>
          <table:table-cell table:style-name="Table7.A1" office:value-type="string">
            <text:p text:style-name="P6">E-Bike</text:p>
          </table:table-cell>
          <table:table-cell table:style-name="Table7.A1" office:value-type="string">
            <text:p text:style-name="P6">1250€</text:p>
          </table:table-cell>
          <table:table-cell table:style-name="Table7.A1" office:value-type="string">
            <text:p text:style-name="P6">1650€</text:p>
          </table:table-cell>
          <table:table-cell table:style-name="Table7.A1" office:value-type="string">
            <text:p text:style-name="P6">2050€</text:p>
          </table:table-cell>
        </table:table-row>
        <table:table-row>
          <table:table-cell table:style-name="Table7.A1" office:value-type="string">
            <text:p text:style-name="P6">E-Mountainbike</text:p>
          </table:table-cell>
          <table:table-cell table:style-name="Table7.A1" office:value-type="string">
            <text:p text:style-name="P6">1550€</text:p>
          </table:table-cell>
          <table:table-cell table:style-name="Table7.A1" office:value-type="string">
            <text:p text:style-name="P6">1950€</text:p>
          </table:table-cell>
          <table:table-cell table:style-name="Table7.A1" office:value-type="string">
            <text:p text:style-name="P6">2450€</text:p>
          </table:table-cell>
        </table:table-row>
      </table:table>
      <text:p text:style-name="P7"> </text:p>
      <text:p text:style-name="P7"> </text:p>
      <text:p text:style-name="P10">Die Personalkosten sind folgende:</text:p>
      <text:p text:style-name="P7"><text:span text:style-name="T5">Facharbeiter</text:span><text:span text:style-name="T4">: 22€/Stunde (3.300€/Monat bei 150 Arbeitsstunden)</text:span></text:p>
      <text:p text:style-name="P7"><text:span text:style-name="T5">Hilfsarbeiter</text:span><text:span text:style-name="T4">: 13€/Stunde (1.950€/Monat bei 150 Arbeitsstunden)</text:span></text:p>
      <text:p text:style-name="P7"> </text:p>
      <text:p text:style-name="P19">Es ist außerdem möglich einen Kredit aufzunehmen. Die Konditionen für die Kredite sind wie folgt:</text:p>
      <text:p text:style-name="P7"><text:soft-page-break/> </text:p>
      <text:list text:style-name="L10">
        <text:list-item>
          <text:p text:style-name="P20">Kurzfristiger Kredit: 10% jährlicher Zinssatz, 3 Monate Laufzeit</text:p>
        </text:list-item>
        <text:list-item>
          <text:p text:style-name="P20">Mittelfristiger Kredit: 8% jährlicher Zinssatz, 6 Monate Laufzeit</text:p>
        </text:list-item>
        <text:list-item>
          <text:p text:style-name="P20">Langfristiger Kredit: 6% jährlicher Zinssatz, 12 Monate Laufzeit</text:p>
        </text:list-item>
      </text:list>
      <text:p text:style-name="P19">Maximal können 25% des aktuellen Guthabens als Kredit aufgenommen werden.</text:p>
      <text:p text:style-name="P7"> </text:p>
      <text:p text:style-name="P7"><text:span text:style-name="T4">Die gesamte Kostenberechnung für ein Fahrrad lautet: Materialkosten + (Facharbeiterzeit × Facharbeiterstundensatz) + (Hilfsarbeiterzeit × Hilfsstundensatz) + Lagerkosten + Transportkosten</text:span></text:p>
      <text:p text:style-name="P7"><text:span text:style-name="T4">Die Berechnung der Gewinnmarge lautet: (Verkaufspreis - Herstellungskosten) / Herstellungskosten × 100%</text:span></text:p>
      <text:p text:style-name="P19">Bei Reklamationen entstehen folgende Kosten:</text:p>
      <text:list text:style-name="L11">
        <text:list-item>
          <text:p text:style-name="P21">Rückversand: 20€ pro defekter Einheit</text:p>
        </text:list-item>
        <text:list-item>
          <text:p text:style-name="P21">Verwaltungsaufwand: 5€ pro defekter Einheit</text:p>
        </text:list-item>
      </text:list>
      <text:p text:style-name="P7"> </text:p>
      <text:p text:style-name="P12">Absatzmarkt</text:p>
      <text:p text:style-name="P7"><text:span text:style-name="T2">Der Absatzmarkt ist der Ort, an dem die fertiggestellten Fahrräder verkauft werden. </text:span></text:p>
      <text:p text:style-name="P7"><text:span text:style-name="T2">Der Spieler oder die Spielerin kann</text:span><text:span text:style-name="T1"> </text:span><text:span text:style-name="T2">sich aussuchen, ob sie hochwertige, standard oder günstige Fahrräder produzieren. Um hochwertige Fahrräder zu produzieren, braucht man teure Materialien, um standard Fahrräder zu produzieren braucht man Materialien der mittleren Preisklasse und für günstige Fahrräder braucht man günstige Komponenten. </text:span></text:p>
      <text:p text:style-name="P7"><text:span text:style-name="T2">Nach jeder Beschaffungsperiode, das heißt nach jedem Monat, werden die fertiggestellten Fahrräder zu einem Markt gebracht. Am Ende jeder Absatzperiode, das heißt nach drei Monaten, wird die Markträumung simuliert. Zu diesem Zeitpunkt wird die, im Hintergrund simulierte, Nachfrage gegen die angebotenen Fahrräder abgewogen. </text:span></text:p>
      <text:p text:style-name="P7"><text:span text:style-name="T2">Grundlegend kann man sagen, dass das günstige Preissegment immer mehr Nachfrage besitzen wird als das Standard Preissegment und das Standard Preissegment immer mehr Nachfrage als das teure Preissegment. </text:span></text:p>
      <text:p text:style-name="P7"><text:span text:style-name="T2">Diese grundlegende Idee kann jedoch durch einige Faktoren, wie den Ort des Marktes, verändert werden. Wenn man einen Markt in den Niederlanden hätte, würden dort beispielsweise eher weniger Mountainbikes benötigt und möglicherweise mehr E-Bikes gekauft aufgrund der Verkehrswende. In Tirol würden eher Mountainbikes gekauft und vielleicht würden auch mehr Fahrräder im teuren Preissegment verkauft als im Standard Preissegment, da die Kaufkraft hier eine höhere ist.</text:span></text:p>
      <text:p text:style-name="P10">Um einen profitablen Fahrradladen zu führen ist es somit relevant, verschiedene Qualitätsstufen mit Produkten zu bespielen und den Markt mit einzubeziehen. </text:p>
      <text:p text:style-name="P7"><text:soft-page-break/> </text:p>
      <text:p text:style-name="P7"><text:span text:style-name="T2">Man startet mit zwei Märkten. Markt 1 liegt in Münster, in Deutschland, Markt 2 liegt in Toulouse, in Frankreich. Beide Städte sind für ihre Fahrradkultur bekannt. Ohne dies den Spielerinnen und Spielern der Simulation mitzuteilen, sind klare Trends in den zwei Märkten erkennbar. In Münster werden Herren und Damenfahrräder, so wie E-Bikes häufig gekauft. In Toulouse werden besonders Rennräder, E-Mountainbikes und Mountainbikes gekauft. </text:span></text:p>
      <text:p text:style-name="P7"><text:span text:style-name="T2">Während der Simulation wird bei beiden Märkten eine Nachfrage simuliert, die diese Präferenzen abbildet. Die Aufgabe der Spielerinnen und Spieler ist es, ihre Materialien so einzukaufen und ihre Fahrräder so herzustellen und an die Märkte zu geben, dass sie einen Gewinn machen. Die Simulation würde enden, wenn die vorher eingegebene Anzahl an Spielperioden durchlaufen ist oder das Guthaben auf 0 oder darunter gefallen ist. </text:span></text:p>
      <text:p text:style-name="P7"> </text:p>
      <text:p text:style-name="P7"><text:span text:style-name="T5">Münster</text:span><text:span text:style-name="T4">:</text:span></text:p>
      <text:list text:style-name="L12">
        <text:list-item>
          <text:p text:style-name="P22">Bevorzugte Modelle: Herrenräder (35%), Damenräder (35%), E-Bikes (20%), andere (10%)</text:p>
        </text:list-item>
        <text:list-item>
          <text:p text:style-name="P22">Preissensibilität: Günstig (35%), Standard (45%), Premium (20%)</text:p>
        </text:list-item>
      </text:list>
      <text:p text:style-name="P7"><text:span text:style-name="T5">Toulouse</text:span><text:span text:style-name="T4">:</text:span></text:p>
      <text:list text:style-name="L13">
        <text:list-item>
          <text:p text:style-name="P23">Bevorzugte Modelle: Rennräder (35%), Mountainbikes (30%), E-Mountainbikes (25%), andere (10%)</text:p>
        </text:list-item>
        <text:list-item>
          <text:p text:style-name="P23">Preissensibilität: Günstig (20%), Standard (45%), Premium (35%)</text:p>
        </text:list-item>
      </text:list>
      <text:p text:style-name="P7"> </text:p>
      <text:p text:style-name="P7"> </text:p>
      <text:p text:style-name="P12">Ablauf der Simulation</text:p>
      <text:p text:style-name="P7"> </text:p>
      <text:p text:style-name="P10">Man beginnt die Simulation mit 80.000€ Guthaben und genügend Materialien im Lager in Deutschland, um 15 Standard Fahrräder herzustellen, sowie zwei Hilfsarbeitern und einem Facharbeiter.</text:p>
      <text:p text:style-name="P10">Spielerinnen und Spieler bekommen für jeden Monat eine Aufstellung aller Kosten, Gewinne und ihres Guthabens. Sie haben jeden Monat die Möglichkeit, die Eingabemaske zu nutzen.</text:p>
      <text:p text:style-name="P7"> </text:p>
      <text:p text:style-name="P10">Eingabemaske: </text:p>
      <text:p text:style-name="P10">Die Eingabemaske enthält die Stellschrauben der Simulation. Jeder Bereich sollte seine eigene Seite in der Maske besitzen.</text:p>
      <text:p text:style-name="P7"> </text:p>
      <text:list text:style-name="L14">
        <text:list-item>
          <text:p text:style-name="P17">Einkauf</text:p>
        </text:list-item>
        <text:list-item>
          <text:p text:style-name="P18"><text:soft-page-break/>Velotech Supplies</text:p>
        </text:list-item>
        <text:list-item>
          <text:p text:style-name="P18">BikeParts Pro</text:p>
        </text:list-item>
        <text:list-item>
          <text:p text:style-name="P18">RadXpert</text:p>
        </text:list-item>
        <text:list-item>
          <text:p text:style-name="P18">Cyclocomp</text:p>
        </text:list-item>
        <text:list-item>
          <text:p text:style-name="P18">Pedal Power Parts</text:p>
        </text:list-item>
        <text:list-item>
          <text:p text:style-name="P18">Gearshift Wholesale</text:p>
        </text:list-item>
        <text:list-item>
          <text:p text:style-name="P17">Lager</text:p>
        </text:list-item>
        <text:list-item>
          <text:p text:style-name="P18">Welche eingekauften Teile sollen im Lager Deutschland gelagert werden?</text:p>
        </text:list-item>
        <text:list-item>
          <text:p text:style-name="P18">Welche eingekauften Teile sollen im Lager Frankreich gelagert werden?</text:p>
        </text:list-item>
        <text:list-item>
          <text:p text:style-name="P17">Personal</text:p>
        </text:list-item>
        <text:list-item>
          <text:p text:style-name="P18">Wie viele Facharbeiter sollen unter Vertrag genommen werden?</text:p>
        </text:list-item>
        <text:list-item>
          <text:p text:style-name="P18">Wie viele Facharbeiter sollen entlassen werden?</text:p>
        </text:list-item>
        <text:list-item>
          <text:p text:style-name="P18">Wie viele Hilfsarbeiter sollen unter Vertrag genommen werden?</text:p>
        </text:list-item>
        <text:list-item>
          <text:p text:style-name="P18">Wie viele Hilfsarbeiter sollen entlassen werden?</text:p>
        </text:list-item>
        <text:list-item>
          <text:p text:style-name="P17">Produktion</text:p>
        </text:list-item>
        <text:list-item>
          <text:p text:style-name="P18">Wie viele günstige Fahrräder sollen produziert werden?</text:p>
        </text:list-item>
        <text:list-item>
          <text:p text:style-name="P18">Wie viele Fahrräder im mittleren Preissegment sollen produziert werden?</text:p>
        </text:list-item>
        <text:list-item>
          <text:p text:style-name="P18">Wie viele teure Fahrräder sollen produziert werden?</text:p>
        </text:list-item>
        <text:list-item>
          <text:p text:style-name="P17">Absatzmarkt</text:p>
        </text:list-item>
        <text:list-item>
          <text:p text:style-name="P18">Wie viele der produzierten Fahrräder (günstig, standard, teuer) sollen in welchen Markt (Münster, Toulouse) gebracht werden?</text:p>
        </text:list-item>
      </text:list>
      <text:p text:style-name="P7"> </text:p>
      <text:p text:style-name="P7"> </text:p>
      <text:p text:style-name="P7"><text:span text:style-name="T2">Nach der Eingabe drückt der Spieler auf einen Button und die Eingaben werden ausgerechnet. Geld wird vom Guthaben des Spielers abgezogen, Fahrräder werden, wenn die Anzahl der Materialien und die Zeit der Arbeiter ausreicht, nach den Vorgaben der Eingabe produziert und im Lager untergebracht. Dies gilt als Simulation des Monats.</text:span></text:p>
      <text:p text:style-name="P7"><text:span text:style-name="T2">Am Anfang des nächsten Monat gibt es den, bereits</text:span><text:span text:style-name="T1"> </text:span><text:span text:style-name="T2">erwähnten, Bericht, in dem die Kosten, die Einnahmen und die Ausgaben, gemeinsam mit den rohen Zahlen der verkauften Fahrräder, aufgelistet sind. Außerdem bekommt man einen Überblick darüber, wie viele Fahrräder, Materialien und Arbeiter man derzeit hat. </text:span></text:p>
      <text:p text:style-name="P7"><text:span text:style-name="T2">Man beginnt im Januar und geht mit jedem Monat auch wirklich einen Monat weiter. Hierbei gibt es saisonale Anfragen: Mountainbikes verkaufen sich in den Monaten Mai, Juni, Juli und August </text:span><text:soft-page-break/><text:span text:style-name="T2">besser, E-Bikes verkaufen sich im September und Oktober besser. Außerdem sollte es Markttrends geben, die leichte Veränderungen in der Nachfrage der Fahrräder nach sich zieht. </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8T13:20:06.608308736</meta:creation-date>
    <dc:date>2025-04-08T13:21:22.522954832</dc:date>
    <meta:editing-duration>PT1M17S</meta:editing-duration>
    <meta:editing-cycles>1</meta:editing-cycles>
    <meta:document-statistic meta:table-count="7" meta:image-count="0" meta:object-count="0" meta:page-count="13" meta:paragraph-count="446" meta:word-count="2559" meta:character-count="17246" meta:non-whitespace-character-count="15140"/>
    <meta:generator>LibreOffice/24.2.7.2$Linux_X86_64 LibreOffice_project/420$Build-2</meta:generator>
  </office:meta>
</office:document-meta>
</file>